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Meta-Bold" svg:font-family="Meta-Bold, 'Courier New'"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424in" fo:margin-left="-0.075in" table:align="left" style:writing-mode="lr-tb"/>
    </style:style>
    <style:style style:name="Table1.A" style:family="table-column">
      <style:table-column-properties style:column-width="1.25in"/>
    </style:style>
    <style:style style:name="Table1.B" style:family="table-column">
      <style:table-column-properties style:column-width="4.792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4.3333in" table:align="left" style:writing-mode="lr-tb"/>
    </style:style>
    <style:style style:name="Table2.A" style:family="table-column">
      <style:table-column-properties style:column-width="0.8083in"/>
    </style:style>
    <style:style style:name="Table2.B" style:family="table-column">
      <style:table-column-properties style:column-width="0.8167in"/>
    </style:style>
    <style:style style:name="Table2.D" style:family="table-column">
      <style:table-column-properties style:column-width="0.9333in"/>
    </style:style>
    <style:style style:name="Table2.E" style:family="table-column">
      <style:table-column-properties style:column-width="0.966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11" style:family="table-row">
      <style:table-row-properties style:min-row-height="0.0736in" fo:keep-together="auto"/>
    </style:style>
    <style:style style:name="Table3" style:family="table">
      <style:table-properties style:width="4.3333in" table:align="left" style:writing-mode="lr-tb"/>
    </style:style>
    <style:style style:name="Table3.A" style:family="table-column">
      <style:table-column-properties style:column-width="0.6833in"/>
    </style:style>
    <style:style style:name="Table3.B" style:family="table-column">
      <style:table-column-properties style:column-width="0.5667in"/>
    </style:style>
    <style:style style:name="Table3.C" style:family="table-column">
      <style:table-column-properties style:column-width="0.875in"/>
    </style:style>
    <style:style style:name="Table3.D" style:family="table-column">
      <style:table-column-properties style:column-width="1.4333in"/>
    </style:style>
    <style:style style:name="Table3.E" style:family="table-column">
      <style:table-column-properties style:column-width="0.77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orphans="0" fo:widows="0"/>
    </style:style>
    <style:style style:name="P3" style:family="paragraph" style:parent-style-name="Standard">
      <style:paragraph-properties fo:text-align="justify" style:justify-single-word="false" fo:orphans="0" fo:widows="0">
        <style:tab-stops>
          <style:tab-stop style:position="0.7874in"/>
        </style:tab-stops>
      </style:paragraph-properties>
    </style:style>
    <style:style style:name="P4" style:family="paragraph" style:parent-style-name="Standard">
      <style:paragraph-properties fo:text-align="justify" style:justify-single-word="false" fo:orphans="0" fo:widows="0"/>
      <style:text-properties officeooo:paragraph-rsid="001ab77c"/>
    </style:style>
    <style:style style:name="P5" style:family="paragraph" style:parent-style-name="Standard">
      <style:paragraph-properties fo:text-align="justify" style:justify-single-word="false" fo:orphans="0" fo:widows="0">
        <style:tab-stops>
          <style:tab-stop style:position="0.7874in"/>
        </style:tab-stops>
      </style:paragraph-properties>
      <style:text-properties style:font-name="Tahoma" fo:language="en" fo:country="GB" fo:font-style="italic" style:font-style-asian="italic" style:font-name-complex="Tahoma" style:font-style-complex="italic"/>
    </style:style>
    <style:style style:name="P6" style:family="paragraph" style:parent-style-name="Standard">
      <style:paragraph-properties fo:text-align="justify" style:justify-single-word="false" fo:orphans="0" fo:widows="0">
        <style:tab-stops>
          <style:tab-stop style:position="0.7874in"/>
        </style:tab-stops>
      </style:paragraph-properties>
      <style:text-properties style:font-name="Tahoma" fo:language="en" fo:country="GB" fo:font-style="italic" style:font-style-asian="italic" style:font-name-complex="Tahoma"/>
    </style:style>
    <style:style style:name="P7" style:family="paragraph" style:parent-style-name="Standard">
      <style:text-properties style:font-name="Tahoma" fo:language="en" fo:country="GB" style:font-name-complex="Tahoma"/>
    </style:style>
    <style:style style:name="P8" style:family="paragraph" style:parent-style-name="Standard">
      <style:paragraph-properties fo:text-align="center" style:justify-single-word="false" fo:orphans="0" fo:widows="0"/>
      <style:text-properties style:font-name="Tahoma" fo:language="en" fo:country="GB" style:font-name-complex="Tahoma"/>
    </style:style>
    <style:style style:name="P9" style:family="paragraph" style:parent-style-name="Standard">
      <style:paragraph-properties fo:text-align="center" style:justify-single-word="false" fo:orphans="0" fo:widows="0">
        <style:tab-stops>
          <style:tab-stop style:position="0.7874in"/>
        </style:tab-stops>
      </style:paragraph-properties>
      <style:text-properties style:font-name="Tahoma" fo:language="en" fo:country="GB" style:font-name-complex="Tahoma"/>
    </style:style>
    <style:style style:name="P10" style:family="paragraph" style:parent-style-name="Standard">
      <style:paragraph-properties fo:text-align="justify" style:justify-single-word="false"/>
      <style:text-properties style:font-name="Tahoma" fo:language="en" fo:country="GB" style:font-name-complex="Tahoma"/>
    </style:style>
    <style:style style:name="P11" style:family="paragraph" style:parent-style-name="Standard">
      <style:paragraph-properties fo:text-align="justify" style:justify-single-word="false" fo:orphans="0" fo:widows="0">
        <style:tab-stops>
          <style:tab-stop style:position="0.7874in"/>
        </style:tab-stops>
      </style:paragraph-properties>
      <style:text-properties style:font-name="Tahoma" fo:language="en" fo:country="GB" style:font-name-complex="Tahoma"/>
    </style:style>
    <style:style style:name="P12" style:family="paragraph" style:parent-style-name="Standard">
      <style:paragraph-properties fo:orphans="0" fo:widows="0">
        <style:tab-stops>
          <style:tab-stop style:position="0.7874in"/>
        </style:tab-stops>
      </style:paragraph-properties>
      <style:text-properties style:font-name="Tahoma" fo:language="en" fo:country="GB" style:font-name-complex="Tahoma"/>
    </style:style>
    <style:style style:name="P13" style:family="paragraph" style:parent-style-name="Standard">
      <style:paragraph-properties fo:text-align="justify" style:justify-single-word="false"/>
      <style:text-properties style:font-name="Tahoma" fo:language="en" fo:country="US" style:font-name-complex="Tahoma"/>
    </style:style>
    <style:style style:name="P14" style:family="paragraph" style:parent-style-name="Standard">
      <style:paragraph-properties fo:text-align="justify" style:justify-single-word="false" fo:orphans="0" fo:widows="0"/>
      <style:text-properties style:font-name="Tahoma" fo:language="en" fo:country="US" style:font-name-complex="Tahoma"/>
    </style:style>
    <style:style style:name="P15" style:family="paragraph" style:parent-style-name="Standard">
      <style:paragraph-properties fo:text-align="justify" style:justify-single-word="false" fo:orphans="0" fo:widows="0">
        <style:tab-stops>
          <style:tab-stop style:position="0.7874in"/>
        </style:tab-stops>
      </style:paragraph-properties>
      <style:text-properties style:font-name="Tahoma" fo:language="en" fo:country="US" style:font-name-complex="Tahoma"/>
    </style:style>
    <style:style style:name="P16" style:family="paragraph" style:parent-style-name="Standard">
      <style:paragraph-properties fo:text-align="justify" style:justify-single-word="false" fo:orphans="0" fo:widows="0">
        <style:tab-stops>
          <style:tab-stop style:position="0.7874in"/>
        </style:tab-stops>
      </style:paragraph-properties>
      <style:text-properties style:font-name="Tahoma" fo:language="en" fo:country="US" officeooo:paragraph-rsid="001ab77c" style:font-name-complex="Tahoma"/>
    </style:style>
    <style:style style:name="P17" style:family="paragraph" style:parent-style-name="Standard">
      <style:paragraph-properties fo:text-align="justify" style:justify-single-word="false" fo:orphans="0" fo:widows="0">
        <style:tab-stops>
          <style:tab-stop style:position="0.7874in"/>
          <style:tab-stop style:position="6in" style:leader-style="dotted" style:leader-text="."/>
        </style:tab-stops>
      </style:paragraph-properties>
      <style:text-properties style:font-name="Tahoma" fo:language="en" fo:country="US" style:font-name-complex="Tahoma"/>
    </style:style>
    <style:style style:name="P18" style:family="paragraph" style:parent-style-name="Standard">
      <style:paragraph-properties fo:text-align="justify" style:justify-single-word="false" fo:orphans="0" fo:widows="0"/>
      <style:text-properties style:font-name="Tahoma" fo:language="en" fo:country="US" officeooo:paragraph-rsid="001ab77c" style:font-name-complex="Tahoma"/>
    </style:style>
    <style:style style:name="P19" style:family="paragraph" style:parent-style-name="Standard">
      <style:paragraph-properties fo:text-align="justify" style:justify-single-word="false">
        <style:tab-stops>
          <style:tab-stop style:position="3.8335in"/>
        </style:tab-stops>
      </style:paragraph-properties>
      <style:text-properties style:font-name="Tahoma" fo:language="en" fo:country="US" style:font-name-complex="Tahoma"/>
    </style:style>
    <style:style style:name="P20" style:family="paragraph" style:parent-style-name="Standard">
      <style:paragraph-properties fo:text-align="justify" style:justify-single-word="false"/>
      <style:text-properties style:font-name="Tahoma" fo:language="en" fo:country="US" officeooo:paragraph-rsid="001cb183" style:font-name-complex="Tahoma"/>
    </style:style>
    <style:style style:name="P21" style:family="paragraph" style:parent-style-name="Standard">
      <style:paragraph-properties fo:orphans="0" fo:widows="0">
        <style:tab-stops>
          <style:tab-stop style:position="0.7874in"/>
        </style:tab-stops>
      </style:paragraph-properties>
      <style:text-properties style:font-name="Tahoma" fo:language="en" fo:country="US" style:font-name-complex="Tahoma"/>
    </style:style>
    <style:style style:name="P22" style:family="paragraph" style:parent-style-name="Standard">
      <style:paragraph-properties fo:text-align="justify" style:justify-single-word="false"/>
      <style:text-properties style:font-name="Tahoma" fo:language="en" fo:country="US" officeooo:rsid="001ab77c" officeooo:paragraph-rsid="001ab77c" style:font-name-complex="Tahoma"/>
    </style:style>
    <style:style style:name="P23" style:family="paragraph" style:parent-style-name="Standard">
      <style:paragraph-properties fo:text-align="justify" style:justify-single-word="false"/>
      <style:text-properties style:font-name="Tahoma" fo:language="en" fo:country="US" officeooo:rsid="001cb183" officeooo:paragraph-rsid="001cb183" style:font-name-complex="Tahoma"/>
    </style:style>
    <style:style style:name="P24" style:family="paragraph" style:parent-style-name="Standard">
      <style:paragraph-properties fo:text-align="justify" style:justify-single-word="false"/>
      <style:text-properties style:font-name="Tahoma" fo:language="en" fo:country="US" officeooo:rsid="00226eb3" officeooo:paragraph-rsid="00226eb3" style:font-name-complex="Tahoma"/>
    </style:style>
    <style:style style:name="P25" style:family="paragraph" style:parent-style-name="Standard">
      <style:paragraph-properties fo:text-align="start" style:justify-single-word="false"/>
      <style:text-properties style:font-name="Tahoma" fo:language="en" fo:country="US" style:font-name-complex="Tahoma"/>
    </style:style>
    <style:style style:name="P26" style:family="paragraph" style:parent-style-name="Standard">
      <style:paragraph-properties fo:text-align="justify" style:justify-single-word="false"/>
      <style:text-properties style:font-name="Tahoma" fo:language="en" fo:country="US" officeooo:rsid="0025bf32" officeooo:paragraph-rsid="0025bf32" style:font-name-complex="Tahoma"/>
    </style:style>
    <style:style style:name="P27" style:family="paragraph" style:parent-style-name="Standard">
      <style:paragraph-properties fo:text-align="justify" style:justify-single-word="false"/>
      <style:text-properties style:font-name="Tahoma" fo:language="en" fo:country="US" fo:font-weight="bold" style:font-weight-asian="bold" style:font-name-complex="Tahoma"/>
    </style:style>
    <style:style style:name="P28" style:family="paragraph" style:parent-style-name="Standard">
      <style:paragraph-properties fo:text-align="start" style:justify-single-word="false"/>
      <style:text-properties style:font-name="Tahoma" fo:language="en" fo:country="US" fo:font-weight="bold" officeooo:rsid="001cb183" officeooo:paragraph-rsid="001cb183" style:font-weight-asian="bold" style:font-name-complex="Tahoma" style:font-weight-complex="bold"/>
    </style:style>
    <style:style style:name="P29" style:family="paragraph" style:parent-style-name="Standard">
      <style:paragraph-properties fo:text-align="justify" style:justify-single-word="false"/>
      <style:text-properties style:font-name="Tahoma" fo:language="en" fo:country="US" style:font-name-asian="Calibri" style:font-name-complex="Tahoma" style:font-weight-complex="bold"/>
    </style:style>
    <style:style style:name="P30" style:family="paragraph" style:parent-style-name="Standard">
      <style:paragraph-properties fo:text-align="justify" style:justify-single-word="false"/>
      <style:text-properties style:font-name="Tahoma" fo:language="en" fo:country="US" style:font-name-asian="Calibri" style:font-name-complex="Tahoma" style:font-style-complex="italic"/>
    </style:style>
    <style:style style:name="P31" style:family="paragraph" style:parent-style-name="Standard">
      <style:paragraph-properties fo:text-align="start" style:justify-single-word="false"/>
      <style:text-properties style:font-name="Tahoma" fo:language="en" fo:country="US" fo:font-style="italic" style:font-style-asian="italic" style:font-name-complex="Tahoma"/>
    </style:style>
    <style:style style:name="P32" style:family="paragraph" style:parent-style-name="Standard">
      <style:paragraph-properties fo:text-align="justify" style:justify-single-word="false" fo:orphans="0" fo:widows="0">
        <style:tab-stops>
          <style:tab-stop style:position="0.7874in"/>
        </style:tab-stops>
      </style:paragraph-properties>
      <style:text-properties style:font-name="Tahoma" style:font-name-complex="Tahoma"/>
    </style:style>
    <style:style style:name="P33" style:family="paragraph" style:parent-style-name="Standard">
      <style:paragraph-properties fo:text-align="justify" style:justify-single-word="false" fo:orphans="0" fo:widows="0">
        <style:tab-stops>
          <style:tab-stop style:position="0.7874in"/>
        </style:tab-stops>
      </style:paragraph-properties>
      <style:text-properties style:font-name="Tahoma" fo:font-size="9pt" fo:language="en" fo:country="GB" style:font-size-asian="9pt" style:font-name-complex="Tahoma" style:font-size-complex="9pt"/>
    </style:style>
    <style:style style:name="P34" style:family="paragraph" style:parent-style-name="Standard">
      <style:paragraph-properties fo:text-align="justify" style:justify-single-word="false" fo:orphans="0" fo:widows="0">
        <style:tab-stops>
          <style:tab-stop style:position="0.7874in"/>
        </style:tab-stops>
      </style:paragraph-properties>
      <style:text-properties style:font-name="Tahoma" fo:font-size="9pt" fo:language="en" fo:country="GB" officeooo:paragraph-rsid="001ab77c" style:font-size-asian="9pt" style:font-name-complex="Tahoma" style:font-size-complex="9pt"/>
    </style:style>
    <style:style style:name="P35" style:family="paragraph" style:parent-style-name="Standard">
      <style:paragraph-properties fo:text-align="justify" style:justify-single-word="false"/>
      <style:text-properties style:font-name="Tahoma" fo:font-size="9pt" fo:language="en" fo:country="GB" style:font-name-asian="Tahoma" style:font-size-asian="9pt" style:font-name-complex="Tahoma" style:font-size-complex="9pt"/>
    </style:style>
    <style:style style:name="P36" style:family="paragraph" style:parent-style-name="Standard">
      <style:paragraph-properties fo:text-align="justify" style:justify-single-word="false" fo:orphans="0" fo:widows="0">
        <style:tab-stops>
          <style:tab-stop style:position="0.7874in"/>
        </style:tab-stops>
      </style:paragraph-properties>
      <style:text-properties style:font-name="Tahoma" fo:font-size="12pt" fo:language="en" fo:country="GB" fo:font-weight="bold" style:font-size-asian="12pt" style:font-weight-asian="bold" style:font-name-complex="Tahoma" style:font-size-complex="12pt"/>
    </style:style>
    <style:style style:name="P37" style:family="paragraph" style:parent-style-name="Standard">
      <style:paragraph-properties fo:text-align="justify" style:justify-single-word="false" fo:hyphenation-ladder-count="no-limit">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38" style:family="paragraph" style:parent-style-name="Standard">
      <style:paragraph-properties fo:text-align="justify" style:justify-single-word="false" fo:hyphenation-ladder-count="no-limit" style:snap-to-layout-grid="false">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39" style:family="paragraph" style:parent-style-name="Standard">
      <style:paragraph-properties fo:text-align="justify" style:justify-single-word="false" fo:hyphenation-ladder-count="no-limit" style:snap-to-layout-grid="false">
        <style:tab-stops>
          <style:tab-stop style:position="0in"/>
        </style:tab-stops>
      </style:paragraph-properties>
      <style:text-properties style:font-name="Tahoma" fo:font-size="8pt" fo:letter-spacing="-0.0028in" fo:language="en" fo:country="US" officeooo:rsid="001ab77c" officeooo:paragraph-rsid="001ab77c" style:font-size-asian="8pt" style:font-name-complex="Tahoma" style:font-size-complex="8pt" fo:hyphenate="false" fo:hyphenation-remain-char-count="2" fo:hyphenation-push-char-count="2"/>
    </style:style>
    <style:style style:name="P40" style:family="paragraph" style:parent-style-name="Standard">
      <style:paragraph-properties fo:text-align="justify" style:justify-single-word="false" fo:hyphenation-ladder-count="no-limit" style:snap-to-layout-grid="false">
        <style:tab-stops>
          <style:tab-stop style:position="0in"/>
        </style:tab-stops>
      </style:paragraph-properties>
      <style:text-properties style:font-name="Tahoma" fo:font-size="8pt" fo:letter-spacing="-0.0028in" fo:language="en" fo:country="US" officeooo:rsid="001cb183" officeooo:paragraph-rsid="001cb183" style:font-size-asian="8pt" style:font-name-complex="Tahoma" style:font-size-complex="8pt" fo:hyphenate="false" fo:hyphenation-remain-char-count="2" fo:hyphenation-push-char-count="2"/>
    </style:style>
    <style:style style:name="P41" style:family="paragraph" style:parent-style-name="Standard">
      <style:paragraph-properties fo:text-align="start" style:justify-single-word="false" fo:hyphenation-ladder-count="no-limit" style:snap-to-layout-grid="false">
        <style:tab-stops>
          <style:tab-stop style:position="0in"/>
        </style:tab-stops>
      </style:paragraph-properties>
      <style:text-properties style:font-name="Tahoma" fo:font-size="8pt" fo:letter-spacing="-0.0028in" fo:language="en" fo:country="US" officeooo:rsid="001cb183" officeooo:paragraph-rsid="00226eb3" style:font-size-asian="8pt" style:font-name-complex="Tahoma" style:font-size-complex="8pt" fo:hyphenate="false" fo:hyphenation-remain-char-count="2" fo:hyphenation-push-char-count="2"/>
    </style:style>
    <style:style style:name="P42" style:family="paragraph" style:parent-style-name="Standard">
      <style:paragraph-properties fo:text-align="start" style:justify-single-word="false" fo:hyphenation-ladder-count="no-limit" style:snap-to-layout-grid="false">
        <style:tab-stops>
          <style:tab-stop style:position="0in"/>
        </style:tab-stops>
      </style:paragraph-properties>
      <style:text-properties style:font-name="Tahoma" fo:font-size="8pt" fo:letter-spacing="-0.0028in" fo:language="en" fo:country="US" officeooo:rsid="001cb183" officeooo:paragraph-rsid="001cb183" style:font-size-asian="8pt" style:font-name-complex="Tahoma" style:font-size-complex="8pt" fo:hyphenate="false" fo:hyphenation-remain-char-count="2" fo:hyphenation-push-char-count="2"/>
    </style:style>
    <style:style style:name="P43" style:family="paragraph" style:parent-style-name="Standard">
      <style:paragraph-properties fo:text-align="start" style:justify-single-word="false" fo:hyphenation-ladder-count="no-limit">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44" style:family="paragraph" style:parent-style-name="Standard">
      <style:paragraph-properties fo:text-align="start" style:justify-single-word="false" fo:hyphenation-ladder-count="no-limit" style:snap-to-layout-grid="false">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45" style:family="paragraph" style:parent-style-name="Standard">
      <style:paragraph-properties fo:text-align="start" style:justify-single-word="false" fo:hyphenation-ladder-count="no-limit" style:snap-to-layout-grid="false">
        <style:tab-stops>
          <style:tab-stop style:position="0in"/>
        </style:tab-stops>
      </style:paragraph-properties>
      <style:text-properties style:font-name="Tahoma" fo:font-size="8pt" fo:letter-spacing="-0.0028in" fo:language="en" fo:country="US" fo:font-weight="normal" officeooo:rsid="00167b37" officeooo:paragraph-rsid="001cb183" style:font-size-asian="8pt" style:font-weight-asian="normal" style:font-name-complex="Tahoma" style:font-size-complex="8pt" style:font-weight-complex="normal" fo:hyphenate="false" fo:hyphenation-remain-char-count="2" fo:hyphenation-push-char-count="2"/>
    </style:style>
    <style:style style:name="P46" style:family="paragraph" style:parent-style-name="Standard">
      <style:paragraph-properties fo:text-align="justify" style:justify-single-word="false"/>
      <style:text-properties style:font-name="Tahoma" fo:font-size="14pt" fo:language="en" fo:country="US" fo:font-weight="bold" style:font-size-asian="14pt" style:font-weight-asian="bold" style:font-name-complex="Tahoma" style:font-size-complex="14pt" style:font-weight-complex="bold"/>
    </style:style>
    <style:style style:name="P47" style:family="paragraph" style:parent-style-name="Standard">
      <style:paragraph-properties fo:text-align="justify" style:justify-single-word="false" fo:orphans="0" fo:widows="0">
        <style:tab-stops>
          <style:tab-stop style:position="0.7874in"/>
        </style:tab-stops>
      </style:paragraph-properties>
      <style:text-properties style:font-name="Tahoma" fo:font-size="14pt" fo:language="en" fo:country="US" fo:font-style="italic" fo:font-weight="bold" style:font-size-asian="14pt" style:font-style-asian="italic" style:font-weight-asian="bold" style:font-name-complex="Tahoma" style:font-size-complex="14pt"/>
    </style:style>
    <style:style style:name="P48" style:family="paragraph" style:parent-style-name="Standard">
      <style:text-properties fo:language="en" fo:country="US"/>
    </style:style>
    <style:style style:name="P49" style:family="paragraph" style:parent-style-name="Standard">
      <style:paragraph-properties fo:text-align="justify" style:justify-single-word="false"/>
      <style:text-properties fo:language="en" fo:country="US"/>
    </style:style>
    <style:style style:name="P50" style:family="paragraph" style:parent-style-name="Standard">
      <style:paragraph-properties fo:text-align="justify" style:justify-single-word="false">
        <style:tab-stops>
          <style:tab-stop style:position="3.8335in"/>
        </style:tab-stops>
      </style:paragraph-properties>
      <style:text-properties fo:language="en" fo:country="US" style:font-name-complex="Arial"/>
    </style:style>
    <style:style style:name="P51" style:family="paragraph" style:parent-style-name="Standard">
      <style:paragraph-properties fo:text-align="center" style:justify-single-word="false" fo:orphans="0" fo:widows="0">
        <style:tab-stops>
          <style:tab-stop style:position="0.7874in"/>
        </style:tab-stops>
      </style:paragraph-properties>
    </style:style>
    <style:style style:name="P52" style:family="paragraph" style:parent-style-name="Standard">
      <style:paragraph-properties fo:text-align="justify" style:justify-single-word="false"/>
      <style:text-properties fo:color="#000000" style:font-name="Tahoma" fo:font-style="italic" style:font-style-asian="italic" style:font-name-complex="Tahoma"/>
    </style:style>
    <style:style style:name="P53" style:family="paragraph" style:parent-style-name="Standard">
      <style:paragraph-properties fo:text-align="start" style:justify-single-word="false"/>
      <style:text-properties officeooo:rsid="00167b37" officeooo:paragraph-rsid="001cb183"/>
    </style:style>
    <style:style style:name="P54" style:family="paragraph" style:parent-style-name="Standard">
      <style:paragraph-properties fo:margin-left="3.9374in" fo:margin-right="0in" fo:text-align="justify" style:justify-single-word="false" fo:orphans="0" fo:widows="0" fo:text-indent="0in" style:auto-text-indent="false">
        <style:tab-stops>
          <style:tab-stop style:position="0.7874in"/>
        </style:tab-stops>
      </style:paragraph-properties>
    </style:style>
    <style:style style:name="P55" style:family="paragraph" style:parent-style-name="Standard">
      <style:paragraph-properties fo:margin-left="3.9374in" fo:margin-right="0in" fo:text-align="justify" style:justify-single-word="false" fo:orphans="0" fo:widows="0" fo:text-indent="0in" style:auto-text-indent="false">
        <style:tab-stops>
          <style:tab-stop style:position="0.7874in"/>
        </style:tab-stops>
      </style:paragraph-properties>
      <style:text-properties style:font-name="Tahoma" fo:language="en" fo:country="US" style:font-name-complex="Tahoma"/>
    </style:style>
    <style:style style:name="P56" style:family="paragraph" style:parent-style-name="Standard">
      <style:paragraph-properties fo:margin-left="3.9374in" fo:margin-right="0in" fo:margin-top="0.0835in" fo:margin-bottom="0in" style:contextual-spacing="false" fo:text-align="justify" style:justify-single-word="false" fo:orphans="0" fo:widows="0" fo:text-indent="0in" style:auto-text-indent="false">
        <style:tab-stops>
          <style:tab-stop style:position="0.7874in"/>
        </style:tab-stops>
      </style:paragraph-properties>
      <style:text-properties style:font-name="Tahoma" fo:language="en" fo:country="US" fo:font-style="italic" style:font-style-asian="italic" style:font-name-complex="Tahoma"/>
    </style:style>
    <style:style style:name="P57" style:family="paragraph" style:parent-style-name="Standard">
      <style:paragraph-properties fo:text-align="justify" style:justify-single-word="false" fo:orphans="0" fo:widows="0" fo:break-before="page">
        <style:tab-stops>
          <style:tab-stop style:position="0.7874in"/>
        </style:tab-stops>
      </style:paragraph-properties>
    </style:style>
    <style:style style:name="P58" style:family="paragraph" style:parent-style-name="Standard">
      <style:paragraph-properties fo:text-align="justify" style:justify-single-word="false" fo:break-before="page"/>
      <style:text-properties style:font-name="Tahoma" fo:language="en" fo:country="US" style:font-name-complex="Tahoma"/>
    </style:style>
    <style:style style:name="P59" style:family="paragraph" style:parent-style-name="Standard">
      <style:paragraph-properties fo:margin-left="0in" fo:margin-right="0in" fo:text-align="center" style:justify-single-word="false" fo:orphans="0" fo:widows="0" fo:text-indent="0.5835in" style:auto-text-indent="false">
        <style:tab-stops>
          <style:tab-stop style:position="0.7874in"/>
        </style:tab-stops>
      </style:paragraph-properties>
      <style:text-properties style:font-name="Tahoma" fo:language="en" fo:country="GB" style:font-name-complex="Tahoma"/>
    </style:style>
    <style:style style:name="P60" style:family="paragraph" style:parent-style-name="Standard">
      <style:paragraph-properties fo:margin-left="0in" fo:margin-right="0in" fo:text-align="justify" style:justify-single-word="false" fo:text-indent="0in" style:auto-text-indent="false"/>
    </style:style>
    <style:style style:name="P61" style:family="paragraph" style:parent-style-name="Standard">
      <style:paragraph-properties fo:margin-left="0in" fo:margin-right="0in" fo:text-indent="0in" style:auto-text-indent="false"/>
      <style:text-properties style:font-name="Tahoma" fo:language="en" fo:country="GB" style:font-name-complex="Tahoma"/>
    </style:style>
    <style:style style:name="P62" style:family="paragraph" style:parent-style-name="Standard">
      <style:paragraph-properties fo:margin-left="0in" fo:margin-right="0in" fo:text-align="justify" style:justify-single-word="false" fo:text-indent="0in" style:auto-text-indent="false"/>
      <style:text-properties style:font-name="Tahoma" fo:language="en" fo:country="GB" style:font-name-complex="Tahoma"/>
    </style:style>
    <style:style style:name="P63" style:family="paragraph" style:parent-style-name="Standard">
      <style:paragraph-properties fo:margin-left="0in" fo:margin-right="0in" fo:text-align="justify" style:justify-single-word="false" fo:text-indent="0in" style:auto-text-indent="false" style:text-autospace="ideograph-alpha">
        <style:tab-stops/>
      </style:paragraph-properties>
      <style:text-properties style:font-name="Tahoma" fo:language="en" fo:country="US" style:font-name-complex="Tahoma"/>
    </style:style>
    <style:style style:name="P64" style:family="paragraph" style:parent-style-name="Standard">
      <style:paragraph-properties fo:margin-left="0in" fo:margin-right="0in" fo:text-align="start" style:justify-single-word="false" fo:text-indent="0in" style:auto-text-indent="false"/>
      <style:text-properties style:font-name="Tahoma" fo:language="en" fo:country="US" officeooo:rsid="001dc927" officeooo:paragraph-rsid="00242307" style:font-name-complex="Tahoma"/>
    </style:style>
    <style:style style:name="P65" style:family="paragraph" style:parent-style-name="Standard">
      <style:paragraph-properties fo:margin-left="0in" fo:margin-right="0in" fo:text-align="start" style:justify-single-word="false" fo:text-indent="0in" style:auto-text-indent="false"/>
      <style:text-properties style:font-name="Tahoma" fo:language="en" fo:country="US" officeooo:rsid="001dc927" officeooo:paragraph-rsid="0025bf32" style:font-name-complex="Tahoma"/>
    </style:style>
    <style:style style:name="P66" style:family="paragraph" style:parent-style-name="Standard">
      <style:paragraph-properties fo:margin-left="0in" fo:margin-right="0in" fo:text-align="start" style:justify-single-word="false" fo:text-indent="0in" style:auto-text-indent="false"/>
      <style:text-properties style:font-name="Tahoma" fo:language="en" fo:country="US" officeooo:paragraph-rsid="00242307" style:font-name-complex="Tahoma"/>
    </style:style>
    <style:style style:name="P67" style:family="paragraph" style:parent-style-name="Standard">
      <style:paragraph-properties fo:margin-left="0in" fo:margin-right="0in" fo:text-align="start" style:justify-single-word="false" fo:text-indent="0in" style:auto-text-indent="false"/>
      <style:text-properties style:font-name="Tahoma" fo:language="en" fo:country="US" fo:font-weight="normal" officeooo:rsid="00242307" officeooo:paragraph-rsid="00242307" style:font-weight-asian="normal" style:font-name-complex="Tahoma" style:font-weight-complex="normal"/>
    </style:style>
    <style:style style:name="P68" style:family="paragraph" style:parent-style-name="Standard">
      <style:paragraph-properties fo:margin-left="0in" fo:margin-right="0in" fo:text-align="start" style:justify-single-word="false" fo:text-indent="0in" style:auto-text-indent="false"/>
      <style:text-properties style:font-name="Tahoma" fo:language="en" fo:country="US" fo:font-weight="normal" officeooo:rsid="00242307" officeooo:paragraph-rsid="0025bf32" style:font-weight-asian="normal" style:font-name-complex="Tahoma" style:font-weight-complex="normal"/>
    </style:style>
    <style:style style:name="P69" style:family="paragraph" style:parent-style-name="Standard">
      <style:paragraph-properties fo:margin-left="0in" fo:margin-right="0in" fo:text-align="start" style:justify-single-word="false" fo:text-indent="0in" style:auto-text-indent="false"/>
      <style:text-properties style:font-name="Tahoma" fo:language="en" fo:country="US" fo:font-weight="normal" officeooo:rsid="0025bf32" officeooo:paragraph-rsid="0025bf32" style:font-weight-asian="normal" style:font-name-complex="Tahoma" style:font-weight-complex="normal"/>
    </style:style>
    <style:style style:name="P70" style:family="paragraph" style:parent-style-name="Standard">
      <style:paragraph-properties fo:margin-left="0in" fo:margin-right="0in" fo:margin-top="0in" fo:margin-bottom="0.0835in" style:contextual-spacing="false" fo:text-align="justify" style:justify-single-word="false" fo:text-indent="0in" style:auto-text-indent="false" fo:padding-left="0.0555in" fo:padding-right="0.0555in" fo:padding-top="0.0138in" fo:padding-bottom="0.0138in" fo:border="0.51pt solid #000000"/>
      <style:text-properties style:font-name="Tahoma" fo:language="en" fo:country="GB" fo:font-style="italic" style:font-style-asian="italic" style:font-name-complex="Tahoma"/>
    </style:style>
    <style:style style:name="P71" style:family="paragraph" style:parent-style-name="Body_20_Text_20_First_20_Indent_20_2">
      <style:paragraph-properties fo:margin-left="0in" fo:margin-right="0in" fo:text-align="start" style:justify-single-word="false" fo:text-indent="0in" style:auto-text-indent="false"/>
      <style:text-properties style:font-name="Tahoma" fo:language="en" fo:country="US" style:font-name-complex="Tahoma"/>
    </style:style>
    <style:style style:name="P72" style:family="paragraph" style:parent-style-name="Standard">
      <style:paragraph-properties fo:margin-left="0.2362in" fo:margin-right="0in" fo:text-align="justify" style:justify-single-word="false" fo:text-indent="0in" style:auto-text-indent="false"/>
      <style:text-properties style:font-name="Tahoma" style:font-name-complex="Tahoma"/>
    </style:style>
    <style:style style:name="P73" style:family="paragraph" style:parent-style-name="Standard">
      <style:paragraph-properties fo:margin-left="0.2362in" fo:margin-right="0in" fo:text-align="justify" style:justify-single-word="false" fo:text-indent="0in" style:auto-text-indent="false"/>
      <style:text-properties style:font-name="Tahoma" fo:language="en" fo:country="GB" style:font-name-complex="Tahoma"/>
    </style:style>
    <style:style style:name="P74" style:family="paragraph" style:parent-style-name="Standard">
      <style:paragraph-properties fo:margin-left="0.0417in" fo:margin-right="0in" fo:text-indent="0in" style:auto-text-indent="false"/>
      <style:text-properties style:font-name="Tahoma" fo:language="en" fo:country="GB" style:font-name-complex="Tahoma"/>
    </style:style>
    <style:style style:name="P75" style:family="paragraph" style:parent-style-name="Standard">
      <style:paragraph-properties fo:margin-left="0.25in" fo:margin-right="0in" fo:text-indent="0in" style:auto-text-indent="false"/>
      <style:text-properties style:font-name="Tahoma" style:font-name-complex="Tahoma"/>
    </style:style>
    <style:style style:name="P76" style:family="paragraph" style:parent-style-name="Standard">
      <style:paragraph-properties fo:margin-left="0.25in" fo:margin-right="0in" fo:text-align="justify" style:justify-single-word="false" fo:text-indent="0in" style:auto-text-indent="false"/>
      <style:text-properties style:font-name="Tahoma" style:font-name-complex="Tahoma"/>
    </style:style>
    <style:style style:name="P77" style:family="paragraph" style:parent-style-name="Standard">
      <style:paragraph-properties fo:margin-left="0.25in" fo:margin-right="0in" fo:text-align="justify" style:justify-single-word="false" fo:text-indent="0in" style:auto-text-indent="false"/>
    </style:style>
    <style:style style:name="P78" style:family="paragraph" style:parent-style-name="Body_20_Text_20_Indent_20_3">
      <style:paragraph-properties fo:margin-left="0.25in" fo:margin-right="0in" fo:margin-top="0.0417in" fo:margin-bottom="0in" style:contextual-spacing="false" fo:text-indent="0in" style:auto-text-indent="false">
        <style:tab-stops>
          <style:tab-stop style:position="-1.3783in"/>
          <style:tab-stop style:position="4.7252in"/>
          <style:tab-stop style:position="5.9063in"/>
        </style:tab-stops>
      </style:paragraph-properties>
      <style:text-properties style:font-name="Tahoma" fo:language="en" fo:country="US" style:font-name-complex="Tahoma"/>
    </style:style>
    <style:style style:name="P79" style:family="paragraph" style:parent-style-name="Standard">
      <style:paragraph-properties fo:margin-left="0.1972in" fo:margin-right="0in" fo:text-indent="0in" style:auto-text-indent="false">
        <style:tab-stops>
          <style:tab-stop style:position="-1.9689in"/>
          <style:tab-stop style:position="3.9374in"/>
        </style:tab-stops>
      </style:paragraph-properties>
      <style:text-properties style:font-name="Tahoma" fo:language="en" fo:country="GB" style:font-name-complex="Tahoma"/>
    </style:style>
    <style:style style:name="P80" style:family="paragraph" style:parent-style-name="Standard">
      <style:paragraph-properties fo:margin-left="0.1972in" fo:margin-right="0in" fo:text-indent="0in" style:auto-text-indent="false">
        <style:tab-stops>
          <style:tab-stop style:position="-1.9689in"/>
          <style:tab-stop style:position="3.5437in"/>
        </style:tab-stops>
      </style:paragraph-properties>
      <style:text-properties style:font-name="Tahoma" fo:language="en" fo:country="GB" style:font-name-complex="Tahoma"/>
    </style:style>
    <style:style style:name="P81" style:family="paragraph" style:parent-style-name="Standard">
      <style:paragraph-properties fo:margin-top="0.25in" fo:margin-bottom="0in" style:contextual-spacing="false" fo:text-align="justify" style:justify-single-word="false"/>
      <style:text-properties style:font-name="Tahoma" fo:language="en" fo:country="US" fo:font-weight="bold" style:font-weight-asian="bold" style:font-name-complex="Tahoma"/>
    </style:style>
    <style:style style:name="P82" style:family="paragraph" style:parent-style-name="Standard">
      <style:paragraph-properties fo:margin-left="0.1752in" fo:margin-right="0in" fo:text-align="justify" style:justify-single-word="false" fo:text-indent="0in" style:auto-text-indent="false"/>
      <style:text-properties style:font-name="Tahoma" fo:language="en" fo:country="US" style:font-name-complex="Tahoma"/>
    </style:style>
    <style:style style:name="P83" style:family="paragraph" style:parent-style-name="Standard">
      <style:paragraph-properties fo:text-align="justify" style:justify-single-word="false" fo:hyphenation-ladder-count="no-limit" fo:keep-with-next="always">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84" style:family="paragraph" style:parent-style-name="Standard">
      <style:paragraph-properties fo:text-align="justify" style:justify-single-word="false" fo:hyphenation-ladder-count="no-limit" fo:keep-with-next="always" style:snap-to-layout-grid="false">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85" style:family="paragraph" style:parent-style-name="Standard">
      <style:paragraph-properties fo:text-align="justify" style:justify-single-word="false" fo:hyphenation-ladder-count="no-limit" fo:keep-with-next="always" style:snap-to-layout-grid="false">
        <style:tab-stops>
          <style:tab-stop style:position="0in"/>
        </style:tab-stops>
      </style:paragraph-properties>
      <style:text-properties style:font-name="Tahoma" fo:font-size="8pt" fo:letter-spacing="-0.0028in" fo:language="en" fo:country="US" officeooo:rsid="001ab77c" officeooo:paragraph-rsid="001ab77c" style:font-size-asian="8pt" style:font-name-complex="Tahoma" style:font-size-complex="8pt" fo:hyphenate="false" fo:hyphenation-remain-char-count="2" fo:hyphenation-push-char-count="2"/>
    </style:style>
    <style:style style:name="P86" style:family="paragraph" style:parent-style-name="Standard">
      <style:paragraph-properties fo:text-align="justify" style:justify-single-word="false" fo:hyphenation-ladder-count="no-limit" fo:keep-with-next="always" style:snap-to-layout-grid="false">
        <style:tab-stops>
          <style:tab-stop style:position="0in"/>
        </style:tab-stops>
      </style:paragraph-properties>
      <style:text-properties style:font-name="Tahoma" fo:font-size="8pt" fo:letter-spacing="-0.0028in" fo:language="en" fo:country="US" officeooo:rsid="001cb183" officeooo:paragraph-rsid="001cb183" style:font-size-asian="8pt" style:font-name-complex="Tahoma" style:font-size-complex="8pt" fo:hyphenate="false" fo:hyphenation-remain-char-count="2" fo:hyphenation-push-char-count="2"/>
    </style:style>
    <style:style style:name="P87" style:family="paragraph" style:parent-style-name="Standard">
      <style:paragraph-properties fo:text-align="start" style:justify-single-word="false" fo:hyphenation-ladder-count="no-limit" fo:keep-with-next="always" style:snap-to-layout-grid="false">
        <style:tab-stops>
          <style:tab-stop style:position="0in"/>
        </style:tab-stops>
      </style:paragraph-properties>
      <style:text-properties style:font-name="Tahoma" fo:font-size="8pt" fo:letter-spacing="-0.0028in" fo:language="en" fo:country="US" officeooo:rsid="001cb183" officeooo:paragraph-rsid="001cb183" style:font-size-asian="8pt" style:font-name-complex="Tahoma" style:font-size-complex="8pt" fo:hyphenate="false" fo:hyphenation-remain-char-count="2" fo:hyphenation-push-char-count="2"/>
    </style:style>
    <style:style style:name="P88" style:family="paragraph" style:parent-style-name="Standard">
      <style:paragraph-properties fo:text-align="start" style:justify-single-word="false" fo:hyphenation-ladder-count="no-limit" fo:keep-with-next="always" style:snap-to-layout-grid="false">
        <style:tab-stops>
          <style:tab-stop style:position="0in"/>
        </style:tab-stops>
      </style:paragraph-properties>
      <style:text-properties style:font-name="Tahoma" fo:font-size="8pt" fo:letter-spacing="-0.0028in" fo:language="en" fo:country="US" officeooo:rsid="00226eb3" officeooo:paragraph-rsid="00226eb3" style:font-size-asian="8pt" style:font-name-complex="Tahoma" style:font-size-complex="8pt" fo:hyphenate="false" fo:hyphenation-remain-char-count="2" fo:hyphenation-push-char-count="2"/>
    </style:style>
    <style:style style:name="P89" style:family="paragraph" style:parent-style-name="Standard">
      <style:paragraph-properties fo:text-align="start" style:justify-single-word="false" fo:hyphenation-ladder-count="no-limit" fo:keep-with-next="always">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90" style:family="paragraph" style:parent-style-name="Standard">
      <style:paragraph-properties fo:text-align="start" style:justify-single-word="false" fo:hyphenation-ladder-count="no-limit" fo:keep-with-next="always" style:snap-to-layout-grid="false">
        <style:tab-stops>
          <style:tab-stop style:position="0in"/>
        </style:tab-stops>
      </style:paragraph-properties>
      <style:text-properties style:font-name="Tahoma" fo:font-size="8pt" fo:letter-spacing="-0.0028in" fo:language="en" fo:country="US" style:font-size-asian="8pt" style:font-name-complex="Tahoma" style:font-size-complex="8pt" fo:hyphenate="false" fo:hyphenation-remain-char-count="2" fo:hyphenation-push-char-count="2"/>
    </style:style>
    <style:style style:name="P91" style:family="paragraph" style:parent-style-name="Standard">
      <style:paragraph-properties fo:margin-left="0.5in" fo:margin-right="0in" fo:text-align="justify" style:justify-single-word="false" fo:text-indent="0in" style:auto-text-indent="false"/>
      <style:text-properties style:font-name="Tahoma" fo:language="en" fo:country="US" style:font-name-complex="Tahoma"/>
    </style:style>
    <style:style style:name="P92" style:family="paragraph" style:parent-style-name="Standard">
      <style:paragraph-properties fo:margin-top="0.1945in" fo:margin-bottom="0.1665in" style:contextual-spacing="false" fo:text-align="justify" style:justify-single-word="false" fo:break-before="page"/>
      <style:text-properties fo:color="#000000" style:font-name="Tahoma" fo:language="en" fo:country="US" fo:font-weight="bold" style:font-weight-asian="bold" style:font-name-complex="Tahoma"/>
    </style:style>
    <style:style style:name="P93" style:family="paragraph" style:parent-style-name="Text_20_body">
      <style:paragraph-properties fo:margin-left="0.1972in" fo:margin-right="1.1807in" fo:text-indent="-0.0008in" style:auto-text-indent="false"/>
      <style:text-properties style:font-name="Tahoma" fo:language="en" fo:country="GB" style:font-name-complex="Tahoma"/>
    </style:style>
    <style:style style:name="P94" style:family="paragraph" style:parent-style-name="Text_20_body_20_indent">
      <style:paragraph-properties fo:line-height="150%" fo:text-align="center" style:justify-single-word="false"/>
      <style:text-properties style:font-name="Tahoma" fo:language="en" fo:country="GB" style:font-name-complex="Tahoma"/>
    </style:style>
    <style:style style:name="P95" style:family="paragraph" style:parent-style-name="Name">
      <style:paragraph-properties fo:text-align="justify" style:justify-single-word="false"/>
      <style:text-properties style:font-name="Tahoma" fo:font-size="20pt" fo:language="en" fo:country="US" fo:font-weight="bold" style:font-size-asian="20pt" style:font-weight-asian="bold" style:font-name-complex="Tahoma" style:font-size-complex="20pt"/>
    </style:style>
    <style:style style:name="P96" style:family="paragraph" style:parent-style-name="Default">
      <style:paragraph-properties fo:text-align="justify" style:justify-single-word="false"/>
    </style:style>
    <style:style style:name="P97" style:family="paragraph" style:parent-style-name="Default">
      <style:paragraph-properties fo:text-align="justify" style:justify-single-word="false"/>
      <style:text-properties style:font-name="Tahoma" fo:font-size="10pt" fo:font-style="italic" style:font-size-asian="10pt" style:font-style-asian="italic" style:font-name-complex="Tahoma" style:font-size-complex="10pt" style:font-weight-complex="bold"/>
    </style:style>
    <style:style style:name="P98" style:family="paragraph" style:parent-style-name="Default">
      <style:paragraph-properties fo:text-align="justify" style:justify-single-word="false"/>
      <style:text-properties style:font-name="Tahoma" fo:font-size="10pt" fo:font-style="italic" style:font-size-asian="10pt" style:font-style-asian="italic" style:font-name-complex="Tahoma" style:font-size-complex="10pt"/>
    </style:style>
    <style:style style:name="P99" style:family="paragraph" style:parent-style-name="Default">
      <style:paragraph-properties fo:text-align="justify" style:justify-single-word="false"/>
      <style:text-properties fo:color="#000000" style:font-name="Tahoma" fo:font-size="10pt" style:font-name-asian="Calibri" style:font-size-asian="10pt" style:font-name-complex="Tahoma" style:font-size-complex="10pt" style:font-weight-complex="bold"/>
    </style:style>
    <style:style style:name="P100" style:family="paragraph" style:parent-style-name="Standard">
      <style:paragraph-properties fo:margin-left="0.1752in" fo:margin-right="0in" fo:text-align="justify" style:justify-single-word="false" fo:text-indent="-0.1665in" style:auto-text-indent="false" style:text-autospace="ideograph-alpha">
        <style:tab-stops/>
      </style:paragraph-properties>
      <style:text-properties style:font-name="Tahoma" fo:language="en" fo:country="US" officeooo:rsid="001cb183" officeooo:paragraph-rsid="00226eb3" style:font-name-complex="Tahoma"/>
    </style:style>
    <style:style style:name="P101" style:family="paragraph" style:parent-style-name="Standard">
      <style:paragraph-properties fo:margin-left="0.1752in" fo:margin-right="0in" fo:text-align="start" style:justify-single-word="false" fo:text-indent="-0.1665in" style:auto-text-indent="false" style:text-autospace="ideograph-alpha">
        <style:tab-stops/>
      </style:paragraph-properties>
      <style:text-properties style:font-name="Tahoma" fo:language="en" fo:country="US" officeooo:rsid="001cb183" officeooo:paragraph-rsid="001cb183" style:font-name-complex="Tahoma"/>
    </style:style>
    <style:style style:name="P102" style:family="paragraph" style:parent-style-name="Standard">
      <style:paragraph-properties fo:margin-left="0.1752in" fo:margin-right="0in" fo:text-align="start" style:justify-single-word="false" fo:text-indent="-0.1665in" style:auto-text-indent="false" style:text-autospace="ideograph-alpha">
        <style:tab-stops/>
      </style:paragraph-properties>
      <style:text-properties style:font-name="Tahoma" fo:language="en" fo:country="US" style:font-name-complex="Tahoma"/>
    </style:style>
    <style:style style:name="P103" style:family="paragraph" style:parent-style-name="Standard">
      <style:paragraph-properties fo:margin-left="0.1752in" fo:margin-right="0in" fo:text-align="start" style:justify-single-word="false" fo:text-indent="-0.1665in" style:auto-text-indent="false" style:text-autospace="ideograph-alpha">
        <style:tab-stops/>
      </style:paragraph-properties>
      <style:text-properties style:font-name="Tahoma" fo:language="en" fo:country="US" officeooo:paragraph-rsid="001cb183" style:font-name-complex="Tahoma"/>
    </style:style>
    <style:style style:name="P104" style:family="paragraph" style:parent-style-name="Standard">
      <style:paragraph-properties fo:margin-left="0.0083in" fo:margin-right="0in" fo:text-align="start" style:justify-single-word="false" fo:text-indent="0in" style:auto-text-indent="false"/>
      <style:text-properties style:font-name="Tahoma" fo:language="en" fo:country="US" officeooo:rsid="001dc927" officeooo:paragraph-rsid="001dc927" style:font-name-complex="Tahoma"/>
    </style:style>
    <style:style style:name="P105" style:family="paragraph" style:parent-style-name="Preformatted_20_Text">
      <style:paragraph-properties fo:margin-left="0.0083in" fo:margin-right="0in" fo:text-align="start" style:justify-single-word="false" fo:text-indent="0in" style:auto-text-indent="false"/>
      <style:text-properties style:font-name="Tahoma" fo:language="en" fo:country="US" officeooo:rsid="001dc927" officeooo:paragraph-rsid="001dc927" style:font-name-complex="Tahoma"/>
    </style:style>
    <style:style style:name="P106" style:family="paragraph" style:parent-style-name="Standard" style:list-style-name="L1">
      <style:text-properties style:font-name="Tahoma" fo:language="en" fo:country="GB" style:font-name-complex="Tahoma"/>
    </style:style>
    <style:style style:name="P107" style:family="paragraph" style:parent-style-name="Standard" style:list-style-name="L1">
      <style:text-properties style:font-name="Tahoma" fo:language="en" fo:country="GB" officeooo:paragraph-rsid="001ab77c" style:font-name-complex="Tahoma"/>
    </style:style>
    <style:style style:name="P108" style:family="paragraph" style:parent-style-name="Standard" style:list-style-name="L1">
      <style:text-properties style:font-name="Tahoma" fo:language="en" fo:country="GB" officeooo:rsid="001ab77c" officeooo:paragraph-rsid="001ab77c" style:font-name-complex="Tahoma"/>
    </style:style>
    <style:style style:name="P109" style:family="paragraph" style:parent-style-name="Standard" style:list-style-name="L1">
      <style:text-properties style:font-name="Tahoma" fo:language="en" fo:country="GB" officeooo:rsid="0029978d" officeooo:paragraph-rsid="0029978d" style:font-name-complex="Tahoma"/>
    </style:style>
    <style:style style:name="P110" style:family="paragraph" style:parent-style-name="Standard" style:list-style-name="L1">
      <style:paragraph-properties fo:text-align="justify" style:justify-single-word="false"/>
      <style:text-properties style:font-name="Tahoma" fo:language="en" fo:country="GB" style:font-name-complex="Tahoma"/>
    </style:style>
    <style:style style:name="P111" style:family="paragraph" style:parent-style-name="Standard" style:list-style-name="WW8Num2">
      <style:paragraph-properties fo:text-align="justify" style:justify-single-word="false"/>
      <style:text-properties style:font-name="Tahoma" fo:language="en" fo:country="GB" style:font-name-complex="Tahoma"/>
    </style:style>
    <style:style style:name="P112" style:family="paragraph" style:parent-style-name="Standard" style:list-style-name="WW8Num11">
      <style:paragraph-properties fo:text-align="justify" style:justify-single-word="false"/>
      <style:text-properties style:font-name="Tahoma" fo:language="en" fo:country="GB" style:font-name-complex="Tahoma"/>
    </style:style>
    <style:style style:name="P113" style:family="paragraph" style:parent-style-name="Standard" style:list-style-name="WW8Num10">
      <style:paragraph-properties>
        <style:tab-stops>
          <style:tab-stop style:position="-1.9689in"/>
        </style:tab-stops>
      </style:paragraph-properties>
      <style:text-properties style:font-name="Tahoma" fo:language="en" fo:country="GB" style:font-name-complex="Tahoma"/>
    </style:style>
    <style:style style:name="P114" style:family="paragraph" style:parent-style-name="Standard" style:list-style-name="L1">
      <style:text-properties style:font-name="Tahoma" fo:language="en" fo:country="US" officeooo:rsid="0029978d" officeooo:paragraph-rsid="0029978d" style:font-name-complex="Tahoma"/>
    </style:style>
    <style:style style:name="P115" style:family="paragraph" style:parent-style-name="Standard" style:list-style-name="L1">
      <style:text-properties style:font-name="Tahoma" fo:language="en" fo:country="US" officeooo:rsid="0028d3bf" officeooo:paragraph-rsid="0029978d" style:font-name-complex="Tahoma"/>
    </style:style>
    <style:style style:name="P116" style:family="paragraph" style:parent-style-name="Standard" style:list-style-name="L1">
      <style:text-properties style:font-name="Tahoma" fo:language="en" fo:country="US" officeooo:paragraph-rsid="001ab77c" style:font-name-complex="Tahoma"/>
    </style:style>
    <style:style style:name="P117" style:family="paragraph" style:parent-style-name="Standard" style:list-style-name="L2">
      <style:paragraph-properties fo:text-align="justify" style:justify-single-word="false"/>
      <style:text-properties style:font-name="Tahoma" fo:language="en" fo:country="US" officeooo:rsid="001cb183" officeooo:paragraph-rsid="001cb183" style:font-name-complex="Tahoma"/>
    </style:style>
    <style:style style:name="P118" style:family="paragraph" style:parent-style-name="Standard" style:list-style-name="L3">
      <style:paragraph-properties fo:text-align="start" style:justify-single-word="false"/>
      <style:text-properties style:font-name="Tahoma" fo:language="en" fo:country="US" officeooo:paragraph-rsid="001d873a" style:font-name-complex="Tahoma"/>
    </style:style>
    <style:style style:name="P119" style:family="paragraph" style:parent-style-name="Standard" style:list-style-name="L3">
      <style:paragraph-properties fo:text-align="start" style:justify-single-word="false"/>
      <style:text-properties style:font-name="Tahoma" fo:language="en" fo:country="US" officeooo:paragraph-rsid="001cb183" style:font-name-complex="Tahoma"/>
    </style:style>
    <style:style style:name="P120" style:family="paragraph" style:parent-style-name="Standard" style:list-style-name="L3">
      <style:paragraph-properties fo:text-align="start" style:justify-single-word="false"/>
      <style:text-properties style:font-name="Tahoma" fo:language="en" fo:country="US" officeooo:paragraph-rsid="001dc927" style:font-name-complex="Tahoma"/>
    </style:style>
    <style:style style:name="P121" style:family="paragraph" style:parent-style-name="Standard" style:list-style-name="L4">
      <style:paragraph-properties fo:text-align="start" style:justify-single-word="false"/>
      <style:text-properties style:font-name="Tahoma" fo:language="en" fo:country="US" officeooo:rsid="001dc927" officeooo:paragraph-rsid="00226eb3" style:font-name-complex="Tahoma"/>
    </style:style>
    <style:style style:name="P122" style:family="paragraph" style:parent-style-name="Standard" style:list-style-name="L1">
      <style:text-properties style:font-name="Tahoma" fo:language="en" fo:country="US" officeooo:rsid="002ce250" officeooo:paragraph-rsid="002ce250" style:font-name-complex="Tahoma"/>
    </style:style>
    <style:style style:name="P123" style:family="paragraph" style:parent-style-name="Standard" style:list-style-name="WW8Num9"/>
    <style:style style:name="P124" style:family="paragraph" style:parent-style-name="Standard" style:list-style-name="WW8Num8">
      <style:paragraph-properties fo:margin-left="0.25in" fo:margin-right="0in" fo:margin-top="0.0417in" fo:margin-bottom="0in" style:contextual-spacing="false" fo:text-align="justify" style:justify-single-word="false" fo:orphans="0" fo:widows="0" fo:text-indent="-0.25in" style:auto-text-indent="false">
        <style:tab-stops>
          <style:tab-stop style:position="-1.3783in"/>
          <style:tab-stop style:position="2.2in" style:leader-style="dotted" style:leader-text="."/>
          <style:tab-stop style:position="4in" style:leader-style="dotted" style:leader-text="."/>
          <style:tab-stop style:position="6in" style:leader-style="dotted" style:leader-text="."/>
        </style:tab-stops>
      </style:paragraph-properties>
      <style:text-properties style:font-name="Tahoma" fo:language="en" fo:country="GB" style:font-name-complex="Tahoma"/>
    </style:style>
    <style:style style:name="P125" style:family="paragraph" style:parent-style-name="Standard" style:list-style-name="WW8Num8">
      <style:paragraph-properties fo:margin-left="0.25in" fo:margin-right="0in" fo:margin-top="0.0417in" fo:margin-bottom="0in" style:contextual-spacing="false" fo:text-align="justify" style:justify-single-word="false" fo:orphans="0" fo:widows="0" fo:text-indent="-0.25in" style:auto-text-indent="false">
        <style:tab-stops>
          <style:tab-stop style:position="-1.3783in"/>
          <style:tab-stop style:position="0in"/>
          <style:tab-stop style:position="2.2in" style:leader-style="dotted" style:leader-text="."/>
          <style:tab-stop style:position="4in" style:leader-style="dotted" style:leader-text="."/>
          <style:tab-stop style:position="6in" style:leader-style="dotted" style:leader-text="."/>
        </style:tab-stops>
      </style:paragraph-properties>
      <style:text-properties style:font-name="Tahoma" fo:language="en" fo:country="GB" style:font-name-complex="Tahoma"/>
    </style:style>
    <style:style style:name="P126" style:family="paragraph" style:parent-style-name="Standard" style:list-style-name="WW8Num8">
      <style:paragraph-properties fo:margin-left="0.25in" fo:margin-right="0in" fo:margin-top="0.0417in" fo:margin-bottom="0in" style:contextual-spacing="false" fo:text-align="justify" style:justify-single-word="false" fo:orphans="0" fo:widows="0" fo:text-indent="-0.25in" style:auto-text-indent="false">
        <style:tab-stops>
          <style:tab-stop style:position="-1.3783in"/>
          <style:tab-stop style:position="2.2in" style:leader-style="dotted" style:leader-text="."/>
          <style:tab-stop style:position="4in" style:leader-style="dotted" style:leader-text="."/>
          <style:tab-stop style:position="6in" style:leader-style="dotted" style:leader-text="."/>
        </style:tab-stops>
      </style:paragraph-properties>
      <style:text-properties style:font-name="Tahoma" fo:language="en" fo:country="US" style:font-name-complex="Tahoma"/>
    </style:style>
    <style:style style:name="P127" style:family="paragraph" style:parent-style-name="Standard" style:list-style-name="WW8Num8">
      <style:paragraph-properties fo:margin-left="0.25in" fo:margin-right="0in" fo:margin-top="0.0417in" fo:margin-bottom="0in" style:contextual-spacing="false" fo:text-align="justify" style:justify-single-word="false" fo:orphans="0" fo:widows="0" fo:text-indent="-0.25in" style:auto-text-indent="false">
        <style:tab-stops>
          <style:tab-stop style:position="-1.3783in"/>
          <style:tab-stop style:position="2.2in" style:leader-style="dotted" style:leader-text="."/>
          <style:tab-stop style:position="4in" style:leader-style="dotted" style:leader-text="."/>
          <style:tab-stop style:position="6in" style:leader-style="dotted" style:leader-text="."/>
        </style:tab-stops>
      </style:paragraph-properties>
    </style:style>
    <style:style style:name="P128" style:family="paragraph" style:parent-style-name="Standard" style:list-style-name="WW8Num7">
      <style:paragraph-properties fo:margin-left="0.25in" fo:margin-right="0in" fo:margin-top="0.0693in" fo:margin-bottom="0.0693in" style:contextual-spacing="false" fo:text-align="justify" style:justify-single-word="false" fo:text-indent="-0.25in" style:auto-text-indent="false">
        <style:tab-stops>
          <style:tab-stop style:position="0.25in"/>
        </style:tab-stops>
      </style:paragraph-properties>
      <style:text-properties style:font-name="Tahoma" fo:language="en" fo:country="GB" style:font-name-complex="Tahoma"/>
    </style:style>
    <style:style style:name="P129" style:family="paragraph" style:parent-style-name="Standard" style:list-style-name="WW8Num8">
      <style:paragraph-properties fo:margin-left="0.3937in" fo:margin-right="0in" fo:margin-top="0.0417in" fo:margin-bottom="0in" style:contextual-spacing="false" fo:text-align="justify" style:justify-single-word="false" fo:orphans="0" fo:widows="0" fo:text-indent="-0.3937in" style:auto-text-indent="false">
        <style:tab-stops>
          <style:tab-stop style:position="-1.3783in"/>
          <style:tab-stop style:position="0.3937in"/>
          <style:tab-stop style:position="2.2in" style:leader-style="dotted" style:leader-text="."/>
          <style:tab-stop style:position="4in" style:leader-style="dotted" style:leader-text="."/>
          <style:tab-stop style:position="6in" style:leader-style="dotted" style:leader-text="."/>
        </style:tab-stops>
      </style:paragraph-properties>
      <style:text-properties style:font-name="Tahoma" fo:language="en" fo:country="US" officeooo:paragraph-rsid="001ab77c" style:font-name-complex="Tahoma"/>
    </style:style>
    <style:style style:name="P130" style:family="paragraph" style:parent-style-name="Standard" style:list-style-name="WW8Num8">
      <style:paragraph-properties fo:margin-left="0.3937in" fo:margin-right="0in" fo:margin-top="0.0417in" fo:margin-bottom="0in" style:contextual-spacing="false" fo:text-align="justify" style:justify-single-word="false" fo:orphans="0" fo:widows="0" fo:text-indent="-0.3937in" style:auto-text-indent="false">
        <style:tab-stops>
          <style:tab-stop style:position="-1.3783in"/>
          <style:tab-stop style:position="0.3937in"/>
          <style:tab-stop style:position="2.2in" style:leader-style="dotted" style:leader-text="."/>
          <style:tab-stop style:position="4in" style:leader-style="dotted" style:leader-text="."/>
          <style:tab-stop style:position="6in" style:leader-style="dotted" style:leader-text="."/>
        </style:tab-stops>
      </style:paragraph-properties>
    </style:style>
    <style:style style:name="P131" style:family="paragraph" style:parent-style-name="Standard" style:list-style-name="WW8Num8">
      <style:paragraph-properties fo:margin-top="0.0417in" fo:margin-bottom="0in" style:contextual-spacing="false" fo:text-align="justify" style:justify-single-word="false" fo:orphans="0" fo:widows="0">
        <style:tab-stops>
          <style:tab-stop style:position="-1.3783in"/>
          <style:tab-stop style:position="2.2in" style:leader-style="dotted" style:leader-text="."/>
          <style:tab-stop style:position="4in" style:leader-style="dotted" style:leader-text="."/>
          <style:tab-stop style:position="6in" style:leader-style="dotted" style:leader-text="."/>
        </style:tab-stops>
      </style:paragraph-properties>
    </style:style>
    <style:style style:name="P132" style:family="paragraph" style:parent-style-name="Standard" style:list-style-name="WW8Num4">
      <style:paragraph-properties fo:margin-left="0.2957in" fo:margin-right="0in" fo:margin-top="0.0417in" fo:margin-bottom="0in" style:contextual-spacing="false" fo:text-align="justify" style:justify-single-word="false" fo:orphans="0" fo:widows="0" fo:text-indent="-0.2957in" style:auto-text-indent="false">
        <style:tab-stops>
          <style:tab-stop style:position="0.2957in"/>
        </style:tab-stops>
      </style:paragraph-properties>
    </style:style>
    <style:style style:name="P133" style:family="paragraph" style:parent-style-name="Standard" style:list-style-name="WW8Num4">
      <style:paragraph-properties fo:margin-left="0.2957in" fo:margin-right="0in" fo:margin-top="0.0417in" fo:margin-bottom="0in" style:contextual-spacing="false" fo:text-align="justify" style:justify-single-word="false" fo:orphans="0" fo:widows="0" fo:text-indent="-0.2957in" style:auto-text-indent="false">
        <style:tab-stops>
          <style:tab-stop style:position="0.2957in"/>
        </style:tab-stops>
      </style:paragraph-properties>
      <style:text-properties style:font-name="Tahoma" fo:language="en" fo:country="US" style:font-name-complex="Tahoma"/>
    </style:style>
    <style:style style:name="P134" style:family="paragraph" style:parent-style-name="Standard" style:list-style-name="WW8Num6">
      <style:paragraph-properties fo:margin-top="0in" fo:margin-bottom="0.0835in" style:contextual-spacing="false" fo:text-align="justify" style:justify-single-word="false" fo:padding-left="0.0555in" fo:padding-right="0.0555in" fo:padding-top="0.0138in" fo:padding-bottom="0.0138in" fo:border="0.51pt solid #000000"/>
      <style:text-properties style:font-name="Tahoma" fo:language="en" fo:country="GB" fo:font-style="italic" style:font-style-asian="italic" style:font-name-complex="Tahoma"/>
    </style:style>
    <style:style style:name="P135" style:family="paragraph" style:parent-style-name="Standard" style:list-style-name="WW8Num5">
      <style:paragraph-properties fo:margin-left="0.1752in" fo:margin-right="0in" fo:text-align="justify" style:justify-single-word="false" fo:text-indent="-0.1665in" style:auto-text-indent="false" style:text-autospace="ideograph-alpha">
        <style:tab-stops/>
      </style:paragraph-properties>
      <style:text-properties style:font-name="Tahoma" fo:language="en" fo:country="US" officeooo:rsid="001ab77c" officeooo:paragraph-rsid="001ab77c" style:font-name-complex="Tahoma"/>
    </style:style>
    <style:style style:name="P136" style:family="paragraph" style:parent-style-name="Standard" style:list-style-name="WW8Num5">
      <style:paragraph-properties fo:margin-left="0.1752in" fo:margin-right="0in" fo:text-align="justify" style:justify-single-word="false" fo:text-indent="-0.1665in" style:auto-text-indent="false" style:text-autospace="ideograph-alpha">
        <style:tab-stops/>
      </style:paragraph-properties>
      <style:text-properties style:font-name="Tahoma" fo:language="en" fo:country="US" officeooo:rsid="001ab77c" officeooo:paragraph-rsid="00226eb3" style:font-name-complex="Tahoma"/>
    </style:style>
    <style:style style:name="P137" style:family="paragraph" style:parent-style-name="Standard" style:list-style-name="WW8Num5">
      <style:paragraph-properties fo:margin-left="0.1752in" fo:margin-right="0in" fo:text-align="justify" style:justify-single-word="false" fo:text-indent="-0.1665in" style:auto-text-indent="false" style:text-autospace="ideograph-alpha">
        <style:tab-stops/>
      </style:paragraph-properties>
      <style:text-properties style:font-name="Tahoma" fo:language="en" fo:country="US" style:font-name-complex="Tahoma"/>
    </style:style>
    <style:style style:name="P138" style:family="paragraph" style:parent-style-name="Standard" style:list-style-name="WW8Num5">
      <style:paragraph-properties fo:margin-left="0.1752in" fo:margin-right="0in" fo:text-align="justify" style:justify-single-word="false" fo:text-indent="-0.1665in" style:auto-text-indent="false" style:text-autospace="ideograph-alpha">
        <style:tab-stops/>
      </style:paragraph-properties>
      <style:text-properties style:font-name="Tahoma" fo:language="en" fo:country="US" officeooo:paragraph-rsid="001ab77c" style:font-name-complex="Tahoma"/>
    </style:style>
    <style:style style:name="P139" style:family="paragraph" style:parent-style-name="Standard" style:list-style-name="WW8Num5">
      <style:paragraph-properties fo:margin-left="0.1752in" fo:margin-right="0in" fo:text-align="justify" style:justify-single-word="false" fo:text-indent="-0.1665in" style:auto-text-indent="false" style:text-autospace="ideograph-alpha">
        <style:tab-stops/>
      </style:paragraph-properties>
      <style:text-properties style:font-name="Tahoma" fo:language="en" fo:country="US" officeooo:paragraph-rsid="00226eb3" style:font-name-complex="Tahoma"/>
    </style:style>
    <style:style style:name="P140" style:family="paragraph" style:parent-style-name="Standard" style:list-style-name="WW8Num5">
      <style:paragraph-properties fo:margin-left="0.1752in" fo:margin-right="0in" fo:text-align="justify" style:justify-single-word="false" fo:text-indent="-0.1665in" style:auto-text-indent="false" style:text-autospace="ideograph-alpha">
        <style:tab-stops/>
      </style:paragraph-properties>
      <style:text-properties style:font-name="Tahoma" fo:language="en" fo:country="US" officeooo:paragraph-rsid="001cb183" style:font-name-complex="Tahoma"/>
    </style:style>
    <style:style style:name="P141" style:family="paragraph" style:parent-style-name="Standard" style:list-style-name="WW8Num5">
      <style:paragraph-properties fo:margin-left="0.1752in" fo:margin-right="0in" fo:text-align="justify" style:justify-single-word="false" fo:text-indent="-0.1665in" style:auto-text-indent="false" style:text-autospace="ideograph-alpha">
        <style:tab-stops/>
      </style:paragraph-properties>
      <style:text-properties style:font-name="Tahoma" fo:language="en" fo:country="US" officeooo:rsid="0025bf32" style:font-name-complex="Tahoma"/>
    </style:style>
    <style:style style:name="P142" style:family="paragraph" style:parent-style-name="Standard" style:list-style-name="WW8Num5">
      <style:paragraph-properties fo:margin-left="0.1752in" fo:margin-right="0in" fo:text-align="justify" style:justify-single-word="false" fo:text-indent="-0.1665in" style:auto-text-indent="false" style:text-autospace="ideograph-alpha">
        <style:tab-stops/>
      </style:paragraph-properties>
      <style:text-properties style:font-name="Tahoma" fo:language="en" fo:country="US" officeooo:rsid="001cb183" officeooo:paragraph-rsid="001cb183" style:font-name-complex="Tahoma"/>
    </style:style>
    <style:style style:name="P143" style:family="paragraph" style:parent-style-name="Standard" style:list-style-name="WW8Num5">
      <style:paragraph-properties fo:margin-left="0.1752in" fo:margin-right="0in" fo:text-align="justify" style:justify-single-word="false" fo:text-indent="-0.1665in" style:auto-text-indent="false" style:text-autospace="ideograph-alpha">
        <style:tab-stops/>
      </style:paragraph-properties>
      <style:text-properties style:font-name="Tahoma" fo:language="en" fo:country="US" officeooo:rsid="001cb183" officeooo:paragraph-rsid="00226eb3" style:font-name-complex="Tahoma"/>
    </style:style>
    <style:style style:name="P144" style:family="paragraph" style:parent-style-name="Standard" style:list-style-name="WW8Num5">
      <style:paragraph-properties fo:margin-left="0.1752in" fo:margin-right="0in" fo:text-align="start" style:justify-single-word="false" fo:text-indent="-0.1665in" style:auto-text-indent="false" style:text-autospace="ideograph-alpha">
        <style:tab-stops/>
      </style:paragraph-properties>
      <style:text-properties style:font-name="Tahoma" fo:language="en" fo:country="US" officeooo:rsid="001cb183" officeooo:paragraph-rsid="00226eb3" style:font-name-complex="Tahoma"/>
    </style:style>
    <style:style style:name="P145" style:family="paragraph" style:parent-style-name="Standard" style:list-style-name="WW8Num5">
      <style:paragraph-properties fo:margin-left="0.1752in" fo:margin-right="0in" fo:text-align="start" style:justify-single-word="false" fo:text-indent="-0.1665in" style:auto-text-indent="false" style:text-autospace="ideograph-alpha">
        <style:tab-stops/>
      </style:paragraph-properties>
      <style:text-properties style:font-name="Tahoma" fo:language="en" fo:country="US" officeooo:rsid="00226eb3" officeooo:paragraph-rsid="00226eb3" style:font-name-complex="Tahoma"/>
    </style:style>
    <style:style style:name="P146" style:family="paragraph" style:parent-style-name="Standard" style:list-style-name="WW8Num5">
      <style:paragraph-properties fo:margin-left="0.1752in" fo:margin-right="0in" fo:text-align="start" style:justify-single-word="false" fo:text-indent="-0.1665in" style:auto-text-indent="false" style:text-autospace="ideograph-alpha">
        <style:tab-stops/>
      </style:paragraph-properties>
      <style:text-properties style:font-name="Tahoma" fo:language="en" fo:country="US" fo:font-style="normal" officeooo:rsid="001cb183" officeooo:paragraph-rsid="001cb183" style:font-style-asian="normal" style:font-name-complex="Tahoma" style:font-style-complex="normal"/>
    </style:style>
    <style:style style:name="P147" style:family="paragraph" style:parent-style-name="Standard" style:list-style-name="WW8Num5">
      <style:paragraph-properties fo:margin-left="0in" fo:margin-right="0in" fo:text-align="justify" style:justify-single-word="false" fo:text-indent="0in" style:auto-text-indent="false" style:text-autospace="ideograph-alpha">
        <style:tab-stops/>
      </style:paragraph-properties>
      <style:text-properties style:font-name="Tahoma" fo:language="en" fo:country="US" officeooo:rsid="001cb183" officeooo:paragraph-rsid="00226eb3" style:font-name-complex="Tahoma"/>
    </style:style>
    <style:style style:name="P148" style:family="paragraph" style:parent-style-name="Standard" style:list-style-name="WW8Num5">
      <style:paragraph-properties fo:margin-left="0in" fo:margin-right="0in" fo:text-align="start" style:justify-single-word="false" fo:text-indent="0in" style:auto-text-indent="false" style:text-autospace="ideograph-alpha">
        <style:tab-stops/>
      </style:paragraph-properties>
      <style:text-properties style:font-name="Tahoma" fo:language="en" fo:country="US" style:font-name-complex="Tahoma"/>
    </style:style>
    <style:style style:name="P149" style:family="paragraph" style:parent-style-name="Standard" style:list-style-name="WW8Num5">
      <style:paragraph-properties fo:margin-left="0in" fo:margin-right="0in" fo:text-align="start" style:justify-single-word="false" fo:text-indent="0in" style:auto-text-indent="false" style:text-autospace="ideograph-alpha">
        <style:tab-stops/>
      </style:paragraph-properties>
      <style:text-properties style:font-name="Tahoma" fo:language="en" fo:country="US" fo:font-style="italic" style:font-style-asian="italic" style:font-name-complex="Tahoma"/>
    </style:style>
    <style:style style:name="P150" style:family="paragraph" style:parent-style-name="Heading_20_5" style:master-page-name="Standard">
      <style:paragraph-properties style:page-number="auto"/>
      <style:text-properties style:font-name="Tahoma" fo:font-size="14pt" fo:language="en" fo:country="GB" fo:font-weight="bold" style:font-size-asian="14pt" style:font-weight-asian="bold" style:font-name-complex="Tahoma" style:font-size-complex="14pt" style:font-weight-complex="bold"/>
    </style:style>
    <style:style style:name="P151" style:family="paragraph" style:parent-style-name="Default" style:list-style-name="WW8Num3">
      <style:paragraph-properties fo:margin-left="0.3173in" fo:margin-right="0in" fo:text-align="justify" style:justify-single-word="false" fo:text-indent="-0.1965in" style:auto-text-indent="false"/>
      <style:text-properties fo:color="#000000" style:font-name="Tahoma" fo:font-size="10pt" style:font-name-asian="Calibri" style:font-size-asian="10pt" style:font-name-complex="Tahoma" style:font-size-complex="10pt" style:font-weight-complex="bold"/>
    </style:style>
    <style:style style:name="P152" style:family="paragraph" style:parent-style-name="Default" style:list-style-name="WW8Num3">
      <style:paragraph-properties fo:margin-left="0.3173in" fo:margin-right="0in" fo:text-align="justify" style:justify-single-word="false" fo:text-indent="-0.1965in" style:auto-text-indent="false"/>
      <style:text-properties style:font-name="Tahoma" fo:font-size="10pt" style:font-name-asian="Calibri" style:font-size-asian="10pt" style:font-name-complex="Tahoma" style:font-size-complex="10pt" style:font-weight-complex="bold"/>
    </style:style>
    <style:style style:name="P153" style:family="paragraph" style:parent-style-name="Preformatted_20_Text" style:list-style-name="L5">
      <style:paragraph-properties fo:text-align="start" style:justify-single-word="false"/>
      <style:text-properties style:font-name="Tahoma" fo:language="en" fo:country="US" officeooo:rsid="001dc927" officeooo:paragraph-rsid="001dc927" style:font-name-complex="Tahoma"/>
    </style:style>
    <style:style style:name="T1" style:family="text">
      <style:text-properties style:font-name="Tahoma" fo:font-size="14pt" fo:language="en" fo:country="GB" fo:font-weight="bold" style:font-size-asian="14pt" style:font-weight-asian="bold" style:font-name-complex="Tahoma" style:font-size-complex="14pt" style:font-weight-complex="bold"/>
    </style:style>
    <style:style style:name="T2" style:family="text">
      <style:text-properties style:font-name="Tahoma" fo:font-size="14pt" fo:language="en" fo:country="US" fo:font-weight="bold" style:font-size-asian="14pt" style:font-weight-asian="bold" style:font-name-complex="Tahoma"/>
    </style:style>
    <style:style style:name="T3" style:family="text">
      <style:text-properties style:font-name="Tahoma" fo:font-size="14pt" fo:language="en" fo:country="US" fo:font-weight="bold" style:font-size-asian="14pt" style:font-weight-asian="bold" style:font-name-complex="Tahoma" style:font-size-complex="14pt" style:font-weight-complex="bold"/>
    </style:style>
    <style:style style:name="T4" style:family="text">
      <style:text-properties style:font-name="Tahoma" fo:language="en" fo:country="US" fo:font-style="italic" style:font-style-asian="italic" style:font-name-complex="Tahoma"/>
    </style:style>
    <style:style style:name="T5" style:family="text">
      <style:text-properties style:font-name="Tahoma" fo:language="en" fo:country="US" fo:font-style="italic" style:font-name-asian="Calibri" style:font-style-asian="italic" style:font-name-complex="Tahoma" style:font-style-complex="italic"/>
    </style:style>
    <style:style style:name="T6" style:family="text">
      <style:text-properties style:font-name="Tahoma" fo:language="en" fo:country="US" style:font-name-complex="Tahoma"/>
    </style:style>
    <style:style style:name="T7" style:family="text">
      <style:text-properties style:font-name="Tahoma" fo:language="en" fo:country="US" fo:font-weight="bold" style:font-weight-asian="bold" style:font-name-complex="Tahoma"/>
    </style:style>
    <style:style style:name="T8" style:family="text">
      <style:text-properties style:font-name="Tahoma" fo:language="en" fo:country="US" fo:font-weight="bold" officeooo:rsid="001ab77c" style:font-weight-asian="bold" style:font-name-complex="Tahoma" style:font-weight-complex="bold"/>
    </style:style>
    <style:style style:name="T9" style:family="text">
      <style:text-properties style:font-name="Tahoma" fo:language="en" fo:country="US" style:font-name-asian="Tahoma" style:font-name-complex="Tahoma"/>
    </style:style>
    <style:style style:name="T10" style:family="text">
      <style:text-properties style:font-name="Tahoma" fo:language="en" fo:country="US" style:text-underline-style="solid" style:text-underline-width="auto" style:text-underline-color="font-color" fo:font-weight="bold" style:font-weight-asian="bold" style:font-name-complex="Tahoma"/>
    </style:style>
    <style:style style:name="T11" style:family="text">
      <style:text-properties style:font-name="Tahoma" fo:language="en" fo:country="US" style:font-name-asian="Calibri" style:font-name-complex="Tahoma"/>
    </style:style>
    <style:style style:name="T12" style:family="text">
      <style:text-properties style:font-name="Tahoma" fo:language="en" fo:country="US" style:font-name-asian="Calibri" style:font-name-complex="Tahoma" style:font-weight-complex="bold"/>
    </style:style>
    <style:style style:name="T13" style:family="text">
      <style:text-properties style:font-name="Tahoma" fo:language="en" fo:country="US" style:font-name-asian="Calibri" style:font-name-complex="Tahoma" style:font-style-complex="italic"/>
    </style:style>
    <style:style style:name="T14" style:family="text">
      <style:text-properties style:font-name="Tahoma" fo:language="en" fo:country="US" fo:font-weight="normal" style:font-weight-asian="normal" style:font-name-complex="Tahoma" style:font-weight-complex="normal"/>
    </style:style>
    <style:style style:name="T15" style:family="text">
      <style:text-properties style:font-name="Tahoma" fo:language="en" fo:country="US" fo:font-weight="normal" officeooo:rsid="001ab77c" style:font-weight-asian="normal" style:font-name-complex="Tahoma" style:font-weight-complex="normal"/>
    </style:style>
    <style:style style:name="T16" style:family="text">
      <style:text-properties style:font-name="Tahoma" fo:language="en" fo:country="GB" style:font-name-complex="Tahoma"/>
    </style:style>
    <style:style style:name="T17" style:family="text">
      <style:text-properties style:font-name="Tahoma" fo:language="en" fo:country="GB" style:font-name-complex="Tahoma" style:font-weight-complex="bold"/>
    </style:style>
    <style:style style:name="T18" style:family="text">
      <style:text-properties style:font-name="Tahoma" fo:language="en" fo:country="GB" officeooo:rsid="001ab77c" style:font-name-complex="Tahoma"/>
    </style:style>
    <style:style style:name="T19" style:family="text">
      <style:text-properties style:font-name="Tahoma" fo:language="en" fo:country="GB" fo:font-style="italic" style:font-style-asian="italic" style:font-name-complex="Tahoma"/>
    </style:style>
    <style:style style:name="T20" style:family="text">
      <style:text-properties style:font-name="Tahoma" fo:language="en" fo:country="GB" fo:font-style="italic" style:text-underline-style="solid" style:text-underline-width="auto" style:text-underline-color="font-color" style:font-style-asian="italic" style:font-name-complex="Tahoma"/>
    </style:style>
    <style:style style:name="T21" style:family="text">
      <style:text-properties style:font-name="Tahoma" fo:language="en" fo:country="GB" fo:font-style="italic" fo:font-weight="bold" style:font-style-asian="italic" style:font-weight-asian="bold" style:font-name-complex="Tahoma"/>
    </style:style>
    <style:style style:name="T22" style:family="text">
      <style:text-properties style:font-name="Tahoma" fo:language="en" fo:country="GB" fo:font-weight="bold" style:font-weight-asian="bold" style:font-name-complex="Tahoma" style:font-weight-complex="bold"/>
    </style:style>
    <style:style style:name="T23" style:family="text">
      <style:text-properties style:font-name="Tahoma" fo:language="en" fo:country="GB" fo:font-weight="bold" officeooo:rsid="001ab77c" style:font-weight-asian="bold" style:font-name-complex="Tahoma" style:font-weight-complex="bold"/>
    </style:style>
    <style:style style:name="T24" style:family="text">
      <style:text-properties style:font-name="Tahoma" fo:language="en" fo:country="GB" fo:font-weight="bold" officeooo:rsid="002c03a0" style:font-weight-asian="bold" style:font-name-complex="Tahoma" style:font-weight-complex="bold"/>
    </style:style>
    <style:style style:name="T25" style:family="text">
      <style:text-properties style:font-name="Tahoma" fo:font-size="5pt" fo:language="en" fo:country="US" style:font-size-asian="5pt" style:font-name-complex="Tahoma" style:font-size-complex="5pt"/>
    </style:style>
    <style:style style:name="T26" style:family="text">
      <style:text-properties style:font-name="Tahoma" style:font-name-asian="Calibri" style:font-name-complex="Tahoma" style:font-weight-complex="bold"/>
    </style:style>
    <style:style style:name="T27" style:family="text">
      <style:text-properties style:font-name="Tahoma" fo:font-size="10pt" style:font-size-asian="10pt" style:font-name-complex="Tahoma" style:font-size-complex="10pt"/>
    </style:style>
    <style:style style:name="T28" style:family="text">
      <style:text-properties style:font-name="Tahoma" fo:font-size="10pt" style:font-name-asian="Calibri" style:font-size-asian="10pt" style:font-name-complex="Tahoma" style:font-size-complex="10pt" style:font-style-complex="italic"/>
    </style:style>
    <style:style style:name="T29" style:family="text">
      <style:text-properties style:font-name="Tahoma" fo:font-size="10pt" style:font-name-asian="Calibri" style:font-size-asian="10pt" style:font-name-complex="Tahoma" style:font-size-complex="10pt" style:font-weight-complex="bold"/>
    </style:style>
    <style:style style:name="T30" style:family="text">
      <style:text-properties style:font-name="Tahoma" fo:font-size="10pt" fo:font-style="italic" style:font-size-asian="10pt" style:font-style-asian="italic" style:font-name-complex="Tahoma" style:font-size-complex="10pt"/>
    </style:style>
    <style:style style:name="T31" style:family="text">
      <style:text-properties style:font-name="Tahoma" fo:font-size="10pt" fo:font-style="italic" fo:font-weight="normal" style:font-size-asian="10pt" style:font-style-asian="italic" style:font-weight-asian="normal" style:font-name-complex="Tahoma" style:font-size-complex="10pt"/>
    </style:style>
    <style:style style:name="T32" style:family="text">
      <style:text-properties style:font-name="Tahoma" fo:font-size="10pt" fo:font-weight="normal" style:font-size-asian="10pt" style:font-weight-asian="normal" style:font-name-complex="Tahoma" style:font-size-complex="10pt"/>
    </style:style>
    <style:style style:name="T33" style:family="text">
      <style:text-properties style:text-position="super 58%" style:font-name="Tahoma" fo:language="en" fo:country="GB" style:font-name-complex="Tahoma"/>
    </style:style>
    <style:style style:name="T34" style:family="text">
      <style:text-properties style:text-position="super 58%" style:font-name="Tahoma" fo:language="en" fo:country="GB" style:font-name-complex="Tahoma" style:font-weight-complex="bold"/>
    </style:style>
    <style:style style:name="T35" style:family="text">
      <style:text-properties style:text-position="super 58%" style:font-name="Tahoma" fo:language="en" fo:country="GB" fo:font-style="italic" style:font-style-asian="italic" style:font-name-complex="Tahoma"/>
    </style:style>
    <style:style style:name="T36" style:family="text">
      <style:text-properties style:text-position="super 58%" style:font-name="Tahoma" fo:language="en" fo:country="US" style:font-name-complex="Tahoma"/>
    </style:style>
    <style:style style:name="T37" style:family="text">
      <style:text-properties fo:color="#454545" style:font-name="Tahoma" fo:font-size="5pt" fo:language="en" fo:country="US" style:font-size-asian="5pt" style:font-name-complex="Tahoma" style:font-size-complex="5pt"/>
    </style:style>
    <style:style style:name="T38" style:family="text">
      <style:text-properties fo:color="#000000" style:font-name="Tahoma" fo:font-size="10pt" style:font-name-asian="Calibri" style:font-size-asian="10pt" style:font-name-complex="Tahoma" style:font-size-complex="10pt"/>
    </style:style>
    <style:style style:name="T39" style:family="text">
      <style:text-properties fo:color="#000000" style:font-name="Tahoma" fo:font-size="10pt" style:font-name-asian="Calibri" style:font-size-asian="10pt" style:font-name-complex="Tahoma" style:font-size-complex="10pt" style:font-weight-complex="bold"/>
    </style:style>
    <style:style style:name="T40" style:family="text">
      <style:text-properties officeooo:rsid="001ab77c"/>
    </style:style>
    <style:style style:name="T41" style:family="text">
      <style:text-properties fo:font-weight="bold" style:font-weight-asian="bold" style:font-weight-complex="bold"/>
    </style:style>
    <style:style style:name="T42" style:family="text">
      <style:text-properties fo:font-weight="bold" officeooo:rsid="001ab77c" style:font-weight-asian="bold" style:font-weight-complex="bold"/>
    </style:style>
    <style:style style:name="T43" style:family="text">
      <style:text-properties fo:font-weight="bold" officeooo:rsid="001cb183" style:font-weight-asian="bold" style:font-weight-complex="bold"/>
    </style:style>
    <style:style style:name="T44" style:family="text">
      <style:text-properties fo:font-weight="bold" officeooo:rsid="001f56cb" style:font-weight-asian="bold" style:font-weight-complex="bold"/>
    </style:style>
    <style:style style:name="T45" style:family="text">
      <style:text-properties fo:font-weight="bold" officeooo:rsid="00226eb3" style:font-weight-asian="bold" style:font-weight-complex="bold"/>
    </style:style>
    <style:style style:name="T46" style:family="text">
      <style:text-properties fo:font-weight="bold" officeooo:rsid="00242307" style:font-weight-asian="bold" style:font-weight-complex="bold"/>
    </style:style>
    <style:style style:name="T47" style:family="text">
      <style:text-properties fo:font-weight="bold" officeooo:rsid="0025bf32" style:font-weight-asian="bold" style:font-weight-complex="bold"/>
    </style:style>
    <style:style style:name="T48" style:family="text">
      <style:text-properties fo:font-weight="bold" officeooo:rsid="00277ff6" style:font-weight-asian="bold" style:font-weight-complex="bold"/>
    </style:style>
    <style:style style:name="T49" style:family="text">
      <style:text-properties officeooo:rsid="001cb183"/>
    </style:style>
    <style:style style:name="T50" style:family="text">
      <style:text-properties officeooo:rsid="001d873a"/>
    </style:style>
    <style:style style:name="T51" style:family="text">
      <style:text-properties fo:font-style="italic" officeooo:rsid="001cb183" style:font-style-asian="italic" style:font-style-complex="italic"/>
    </style:style>
    <style:style style:name="T52" style:family="text">
      <style:text-properties fo:font-style="italic" officeooo:rsid="001d873a" style:font-style-asian="italic" style:font-style-complex="italic"/>
    </style:style>
    <style:style style:name="T53" style:family="text">
      <style:text-properties officeooo:rsid="001dc927"/>
    </style:style>
    <style:style style:name="T54" style:family="text">
      <style:text-properties officeooo:rsid="001f56cb"/>
    </style:style>
    <style:style style:name="T55" style:family="text">
      <style:text-properties officeooo:rsid="00226eb3"/>
    </style:style>
    <style:style style:name="T56" style:family="text">
      <style:text-properties officeooo:rsid="00242307"/>
    </style:style>
    <style:style style:name="T57" style:family="text">
      <style:text-properties fo:font-weight="normal" officeooo:rsid="00242307" style:font-weight-asian="normal" style:font-weight-complex="normal"/>
    </style:style>
    <style:style style:name="T58" style:family="text">
      <style:text-properties fo:font-weight="normal" officeooo:rsid="00226eb3" style:font-weight-asian="normal" style:font-weight-complex="normal"/>
    </style:style>
    <style:style style:name="T59" style:family="text">
      <style:text-properties fo:font-weight="normal" officeooo:rsid="0025bf32" style:font-weight-asian="normal" style:font-weight-complex="normal"/>
    </style:style>
    <style:style style:name="T60" style:family="text">
      <style:text-properties officeooo:rsid="0025bf32"/>
    </style:style>
    <style:style style:name="T61" style:family="text">
      <style:text-properties officeooo:rsid="0029978d"/>
    </style:style>
    <style:style style:name="T62" style:family="text">
      <style:text-properties fo:language="en" fo:country="US"/>
    </style:style>
    <style:style style:name="T63" style:family="text">
      <style:text-properties fo:language="en" fo:country="US" officeooo:rsid="001cb183"/>
    </style:style>
    <style:style style:name="T64" style:family="text">
      <style:text-properties fo:language="en" fo:country="US" officeooo:rsid="002b6ddb"/>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0.1965in" fo:text-indent="-0.1965in" fo:margin-left="0.238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083in" fo:text-indent="-0.25in" fo:margin-left="0.5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83in" fo:text-indent="-0.25in" fo:margin-left="0.7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83in" fo:text-indent="-0.25in" fo:margin-left="1.0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83in" fo:text-indent="-0.25in" fo:margin-left="1.2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83in" fo:text-indent="-0.25in" fo:margin-left="1.5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83in" fo:text-indent="-0.25in" fo:margin-left="1.7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83in" fo:text-indent="-0.25in" fo:margin-left="2.0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83in" fo:text-indent="-0.25in" fo:margin-left="2.2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83in" fo:text-indent="-0.25in" fo:margin-left="2.5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83in" fo:text-indent="-0.25in" fo:margin-left="2.758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5">Attachment 'A'</text:h>
      <text:p text:style-name="P5"/>
      <text:p text:style-name="P15"/>
      <text:p text:style-name="P55">Free University of Bozen – Bolzano </text:p>
      <text:p text:style-name="P55">Personnel Academic Staff</text:p>
      <text:p text:style-name="P54"><text:span text:style-name="T6">Universitätsplatz 1</text:span><text:span text:style-name="T4"> </text:span></text:p>
      <text:p text:style-name="P56">39100 Bolzano</text:p>
      <text:p text:style-name="P15"/>
      <text:p text:style-name="P15"/>
      <text:p text:style-name="P15"/>
      <text:h text:style-name="Heading_20_2" text:outline-level="2">Rector’s decree dated of 24.02.2017 no. 121</text:h>
      <text:h text:style-name="Heading_20_2" text:outline-level="2">Selection procedure for one post of University researcher with junior contract Faculty of Computer Science</text:h>
      <text:h text:style-name="Heading_20_2" text:outline-level="2">Disciplinary-scientific sectors: INF/01 (Computer Science)</text:h>
      <text:h text:style-name="Heading_20_2" text:outline-level="2">Area of research or title of the research project: Intelligent techniques for data and process management</text:h>
      <text:h text:style-name="Heading_20_2" text:outline-level="2">Supervisor: Dr. Marco Montali </text:h>
      <text:p text:style-name="P15"/>
      <text:p text:style-name="P2"><text:span text:style-name="T6">The undersigned name </text:span><text:span text:style-name="T8">Sasha Rubin </text:span><text:span text:style-name="T16">requests to be admitted to compete in the above-described selection procedure. </text:span></text:p>
      <text:p text:style-name="P15"/>
      <text:p text:style-name="P3"><text:span text:style-name="T16">For this purpose, in accordance with the art. 46 e 47 del D.P.R. (Decree of the President of the Republic) of 28th December 2000, n. 445, and aware that <text:s/>falsification of documents and untrue declarations are punished, in accordance with the penal code and with the special laws regarding the matter, according to the provisions referred to <text:s/>in the art. 76 of the D.P.R. of 28</text:span><text:span text:style-name="T33">th</text:span><text:span text:style-name="T16"> December 2000, n. 445, declares under his/her own responsibility that: </text:span></text:p>
      <text:p text:style-name="P14"/>
      <text:list xml:id="list1120448553592584736" text:style-name="WW8Num8">
        <text:list-item>
          <text:p text:style-name="P124">he/she was born on <text:span text:style-name="T42">16/02/76 </text:span>in <text:span text:style-name="T42">Johannesburg, South Africa</text:span>;</text:p>
        </text:list-item>
        <text:list-item>
          <text:p text:style-name="P129">he/she has the following tax number: <text:span text:style-name="T42">RBNSSH76B16Z347C</text:span></text:p>
        </text:list-item>
        <text:list-item>
          <text:p text:style-name="P125">he/she is resident in <text:span text:style-name="T42">Naples </text:span>prov./county <text:span text:style-name="T42">Italy </text:span>street <text:span text:style-name="T42">Via Aniello Falcone </text:span>number <text:span text:style-name="T42">428 </text:span>post code <text:span text:style-name="T42">80127</text:span>; </text:p>
        </text:list-item>
        <text:list-item>
          <text:p text:style-name="P130"><text:span text:style-name="T16">he/she possesses the following citizenship: </text:span><text:span text:style-name="T8">New Zealand</text:span><text:span text:style-name="T6">;</text:span></text:p>
        </text:list-item>
        <text:list-item>
          <text:p text:style-name="P131"><text:span text:style-name="T6">he/she is registered on the municipality </text:span><text:span text:style-name="T16">electoral</text:span><text:span text:style-name="T6"> list of </text:span><text:span text:style-name="T8">New</text:span><text:span text:style-name="T15">; </text:span><text:span text:style-name="T14">or</text:span><text:span text:style-name="T6">, if you are not registered, declare </text:span><text:span text:style-name="T16">the reasons for the non-r </text:span><text:span text:style-name="T8">Zealand </text:span><text:span text:style-name="T16">egistration or cancellation from such lists</text:span><text:span text:style-name="T6">; or the foreign nationals must declare to enjoy civil and political rights in the country on which they belong; </text:span></text:p>
        </text:list-item>
        <text:list-item>
          <text:p text:style-name="P126">not having pending criminal suits;</text:p>
        </text:list-item>
        <text:list-item>
          <text:p text:style-name="P127"><text:soft-page-break/><text:span text:style-name="T6">not having </text:span><text:span text:style-name="T16">received criminal sentences and not currently undergoing criminal proceedings </text:span><text:span text:style-name="T6">(otherwise to indicate)</text:span><text:span text:style-name="T16">; </text:span></text:p>
        </text:list-item>
        <text:list-item>
          <text:p text:style-name="P126">not to exceed the superior limit of twelve years, also non continuous periods, therefore considering the total duration of the contracts under Art. 22 (Research grants) and Art. 24 (Fixed-time researchers) of the law 30th December 2010, no. 240, also between different universities, public, non public or telematic ones, and with bodies as provided in Art. 22, paragraph 1 of the law no. 240/2010, as well as the duration of the contract according to the present call;</text:p>
        </text:list-item>
        <text:list-item>
          <text:p text:style-name="P127"><text:span text:style-name="T6">to have looked over the provisions cited in the present call and </text:span><text:span text:style-name="T16">and accepts all its provisions</text:span><text:span text:style-name="T6">;</text:span></text:p>
        </text:list-item>
        <text:list-item>
          <text:p text:style-name="P126">the content of the digital copies of all documents produced correspond to the content of the copies produced on paper; </text:p>
        </text:list-item>
        <text:list-item>
          <text:p text:style-name="P126">not to be a university professor of the first and second rank or a researcher employed with open-ended contract, even if ceased from service;</text:p>
        </text:list-item>
        <text:list-item>
          <text:p text:style-name="P126">not having family or kinship relation, up to the fourth degree, with a professor of the Department making the proposal of the activation of the contract, with the Rector, the Director or with a member of the University Council;</text:p>
        </text:list-item>
        <text:list-item>
          <text:p text:style-name="P126">not having been dispensed or dismissed from the employment by a Public Administration for persistent insufficient performance, not having been declared lost from other public employment according to ar­t. 127, paragraph 1, letter d) of the T.U. regarding provisions concerning the charter of civil servants, approved with D.P.R. 10th January 1957, no. 3, not having gained the employment through production of faked documents or vitiated by not amendable invalidity, and not having had an employment relationship by a Public Administration which has been terminated for disciplinary reasons, included those provided in art. 21 of the legislative decree 29/1993;</text:p>
        </text:list-item>
        <text:list-item>
          <text:p text:style-name="P126">he/she gives the Personnel Office Academic staff the permission to send the scientific curriculum vitae to the mentoring group of the Faculty in order define the optionally payment of the scientific salary increase in case of employment; </text:p>
        </text:list-item>
        <text:list-item>
          <text:p text:style-name="P127"><text:span text:style-name="T9">………………………………………………………………</text:span><text:span text:style-name="T6">.. (please indicate the kind of activities that are practicing in case the candidate covers other offices or jobs according to art. 12 of the present call)</text:span></text:p>
        </text:list-item>
        <text:list-item>
          <text:p text:style-name="P124">he/she declares that everything in the curriculum vitae (CV) that has been attached to this application is true and s/he gives the person in charge of the selection procedure the permission to undertake any checks on any substitute declarations that have been presented by the undersigned for the purposes of this selection procedure;</text:p>
        </text:list-item>
        <text:list-item>
          <text:p text:style-name="P124">he/she gives his/her permission for the personal details that s/he has supplied to be processed as per Italian legislative decree 196/2003 for any procedures that are connected to this selection procedure and any contracts that may be drawn up as a consequence.</text:p>
        </text:list-item>
        <text:list-item>
          <text:p text:style-name="P126">he/she chooses the following address, where communications regarding the present selection procedure can be sent, and undertakes to inform the Administration regarding any subsequent variations: </text:p>
        </text:list-item>
      </text:list>
      <text:p text:style-name="P78">street and number: <text:span text:style-name="T42">428 Via Aniello Falcone</text:span> <text:s/>town (post code): <text:span text:style-name="T42">Napoli, 80127 </text:span>prov./county: <text:span text:style-name="T42">NA</text:span></text:p>
      <text:p text:style-name="P78">Telephone: <text:span text:style-name="T42">344 281 0361</text:span>.</text:p>
      <text:p text:style-name="P78">E-mail: <text:span text:style-name="T42">rubin@unina.it</text:span></text:p>
      <text:p text:style-name="P78"/>
      <text:list xml:id="list203118310969189" text:continue-numbering="true" text:style-name="WW8Num8">
        <text:list-item>
          <text:p text:style-name="P126">(For disabled people only): that he/she has the following handicap ......……................................................................, for which reason, in order to sit the <text:soft-page-break/>discussion, he/she requires the following assistance ..................................................., as well as the following extra time ........................................................................................ . </text:p>
        </text:list-item>
      </text:list>
      <text:p text:style-name="P17">The undersigned enclose at the application for participation in the selection procedure: </text:p>
      <text:list xml:id="list9037090297625259495" text:style-name="WW8Num4">
        <text:list-item>
          <text:p text:style-name="P132"><text:span text:style-name="T6">1 photocopy</text:span><text:span text:style-name="T25"> </text:span><text:span text:style-name="T6">of a valid identity document and the fiscal code; </text:span></text:p>
        </text:list-item>
        <text:list-item>
          <text:p text:style-name="P132"><text:span text:style-name="T6">1 photocopy</text:span><text:span text:style-name="T25"> </text:span><text:span text:style-name="T6">of the curriculum vitae regarding the didactic and scientific activity and drawn up according to the model of attachment ‘C’;</text:span></text:p>
        </text:list-item>
        <text:list-item>
          <text:p text:style-name="P133">didactic and scientific qualifications believed useful for the comparative assessment and the corresponding list, if necessary;</text:p>
        </text:list-item>
        <text:list-item>
          <text:p text:style-name="P132"><text:span text:style-name="T6">1 photocopy</text:span><text:span text:style-name="T25"> </text:span><text:span text:style-name="T6">of the list of the publications believed useful for the comparative assessment and drawn up in accordance with article 5 paragraph 3 of the call;</text:span></text:p>
        </text:list-item>
        <text:list-item>
          <text:p text:style-name="P132"><text:span text:style-name="T6">1 photocopy</text:span><text:span text:style-name="T37"> </text:span><text:span text:style-name="T6">of the list of all documents enclosed at the application, signed and dated at the last page;</text:span></text:p>
          <text:p text:style-name="P133"/>
        </text:list-item>
      </text:list>
      <text:p text:style-name="P17"/>
      <text:p text:style-name="P17"/>
      <text:p text:style-name="P17"/>
      <text:p text:style-name="P17"/>
      <text:p text:style-name="P17"/>
      <text:p text:style-name="P17"/>
      <text:p text:style-name="P17"/>
      <text:p text:style-name="P17"/>
      <text:p text:style-name="P17"/>
      <text:p text:style-name="P16">Place and date <text:span text:style-name="T42">1</text:span><text:span text:style-name="T44">3</text:span><text:span text:style-name="T42"> April 2017, Naples </text:span></text:p>
      <text:p text:style-name="P16">Signature <text:s/></text:p>
      <text:p text:style-name="P16"/>
      <text:p text:style-name="P34">* In accordance with the art. 39, pa 1 of the <text:s/>D.P.R. 445/2000 the present declaration requires no authentication of the signature. </text:p>
      <text:p text:style-name="P48"/>
      <text:p text:style-name="P57"><text:span text:style-name="T1">Attachment</text:span><text:span text:style-name="T3"> 'B'</text:span></text:p>
      <text:p text:style-name="P15"/>
      <text:p text:style-name="P47">Attention: In case of employment non-EU citizens have to submit certificates as per art. 4 point 7 of the call for qualifications not obtained in Italy or another EU member state</text:p>
      <text:p text:style-name="P15"/>
      <text:p text:style-name="P9">SUBSTITUTE DECLARATION OF CERTIFICATION</text:p>
      <text:p text:style-name="P51"><text:span text:style-name="T16">Art. 46 D.P.R. 28</text:span><text:span text:style-name="T33">th</text:span><text:span text:style-name="T16"> December 2000, n. 445)</text:span></text:p>
      <text:p text:style-name="P11"/>
      <text:p text:style-name="P9">SUBSTITUTE DECLARATION OF ATTESTED AFFIDAVIT REGARDING FACTS, STATUSES, AND PERSONAL QUALITIES <text:s/>DIRECTLY KNOWN TO THE DECLARANT </text:p>
      <text:p text:style-name="P9">(Art. 47 D.P.R. 28th December 2000, n. 445)</text:p>
      <text:p text:style-name="P11"/>
      <text:p text:style-name="P11"/>
      <text:p text:style-name="P11"/>
      <text:p text:style-name="P2"><text:span text:style-name="T16">The undersigne</text:span><text:span text:style-name="T18">d</text:span><text:span text:style-name="T16"> name </text:span><text:span text:style-name="T23">Sasha Rubin</text:span><text:span text:style-name="T16">, born </text:span><text:span text:style-name="T23">16/02/76 </text:span><text:span text:style-name="T16">in </text:span><text:span text:style-name="T23">Johannesburg, South Africa</text:span><text:span text:style-name="T16">, <text:s/>resident in </text:span><text:span text:style-name="T23">Naples, Italy</text:span><text:span text:style-name="T16">, in street </text:span><text:span text:style-name="T23">Via Aniello Falcone, 428</text:span><text:span text:style-name="T16">, aware that, in accordance with the artt. 46 e 47 del D.P.R. of 28th December 2000, n. 445, falsification of documents and untrue declarations are punished by the penal code and by the <text:s/>special laws regarding the matter, according to the provisions referred to in the art. 76 del D.P.R. of 28</text:span><text:span text:style-name="T33">th</text:span><text:span text:style-name="T16"> December 2000, n. 445,</text:span></text:p>
      <text:p text:style-name="P59"/>
      <text:p text:style-name="P59"/>
      <text:p text:style-name="P8">DECLARES</text:p>
      <text:p text:style-name="P94">under his own responsibility,</text:p>
      <text:list xml:id="list7015083713479616229" text:style-name="L1">
        <text:list-header>
          <text:p text:style-name="P107">that:</text:p>
        </text:list-header>
        <text:list-item>
          <text:p text:style-name="P108"><text:span text:style-name="T61">He holds a </text:span>PhD in Mathematics from the University of Auckland, attained on 06/09/2004</text:p>
        </text:list-item>
        <text:list-item>
          <text:p text:style-name="P108"><text:span text:style-name="T61">He holds a </text:span>MsC in Mathematics from the University of Auckland, attained on 23/04/1999</text:p>
        </text:list-item>
        <text:list-item>
          <text:p text:style-name="P108"><text:span text:style-name="T61">He holds a </text:span>BsC in Mathematics from the University of Cape Town, attained in 1996.</text:p>
        </text:list-item>
        <text:list-item>
          <text:p text:style-name="P109">He held a two-year Marie Curie fellowship with the Istituto <text:span text:style-name="T63">Nazionale di Alta Matematica </text:span><text:span text:style-name="T62">between 03/2015 and 0</text:span><text:span text:style-name="T64">2</text:span><text:span text:style-name="T62">/2017.</text:span></text:p>
        </text:list-item>
        <text:list-item>
          <text:p text:style-name="P114">He held a three-year New Zealand Science and Technology Postdoctoral Fellowship between 2004 and 2007.</text:p>
        </text:list-item>
        <text:list-item>
          <text:p text:style-name="P115">The 12 publications included conform to the originals. <text:tab/></text:p>
        </text:list-item>
        <text:list-item>
          <text:p text:style-name="P122">He was a visiting assistant professor at Cornell University in 2008/2009, where he taught Calculus for Engineers and a graduate course on Random Graphs.</text:p>
        </text:list-item>
        <text:list-item>
          <text:p text:style-name="P122">He held a two year postdoc at TU Wien and IST Austria between 2012-2014</text:p>
        </text:list-item>
        <text:list-item>
          <text:p text:style-name="P122">His 2015 PRIMA paper was awarded “Best Paper”.</text:p>
          <text:p text:style-name="P116"/>
        </text:list-item>
      </text:list>
      <text:p text:style-name="P21"/>
      <text:p text:style-name="P12"/>
      <text:p text:style-name="P12"/>
      <text:p text:style-name="P4"><text:span text:style-name="T16">Town and date </text:span><text:span text:style-name="T22"><text:s/></text:span><text:span text:style-name="T23">1</text:span><text:span text:style-name="T24">9</text:span><text:span text:style-name="T23"> April 2017, Naples</text:span><text:span text:style-name="T16"><text:tab/><text:tab/><text:tab/></text:span></text:p>
      <text:p text:style-name="P4"><text:span text:style-name="T6">Signature </text:span><text:span text:style-name="T36">(1)</text:span><text:span text:style-name="T6"> </text:span></text:p>
      <text:p text:style-name="P18"/>
      <text:p text:style-name="P15"/>
      <text:p text:style-name="P15"><text:soft-page-break/></text:p>
      <text:p text:style-name="P33">(1), <text:s/>The present declaration needs no authentication of the signature if, in accordance with the art. 38 del D.P.R.of 28° December 2000, n. 445, the declaration is signed by the person concerned in the presence of the person appointed by the University/Faculty or else is signed and sent, together with an unauthenticated photocopy of a document of identity of the declarant, to the appropriate office..</text:p>
      <text:p text:style-name="P11"/>
      <text:p text:style-name="P11"/>
      <text:p text:style-name="P11"/>
      <text:p text:style-name="P11"/>
      <text:p text:style-name="P11"/>
      <text:p text:style-name="P11"/>
      <text:p text:style-name="P36">For the purposes of the best use of the attachment ‘B’ it is specified that:</text:p>
      <text:p text:style-name="P11"/>
      <text:list xml:id="list6040358663533118041" text:style-name="WW8Num7">
        <text:list-item>
          <text:p text:style-name="P128">the candidate can use it without having to indicate which kind of declaration (certification or attested affidavit) it intends to substitute;</text:p>
        </text:list-item>
        <text:list-item>
          <text:p text:style-name="P128">the qualifications / publications which are attested to conform to the original may be included in one sole substitute declaration but must be indicated expressly, since a general expression such as "…all the attached documents/publications conform to the original …"; is not sufficient</text:p>
        </text:list-item>
        <text:list-item>
          <text:p text:style-name="P128">if certificates or testimonials are produced in a language different from Italian, French, English, German and Spanish, the declaration of conformity to the original must be accompanied, otherwise the documents will not be assessed, by a translation into Italian, certified to conform to the foreign text, written by the competent diplomatic or consular representative or else by an official translator. </text:p>
        </text:list-item>
      </text:list>
      <text:p text:style-name="P11"/>
      <text:p text:style-name="P11"/>
      <text:p text:style-name="P6">The substitute declarations of certificates, governed by the art. 46 of the D.P.R. of 20th December 2000, n. 445, allows the citizen concerned to <text:s/>substitute to all effects and definitively, with his/her own signed declaration, administrative certifications relative to statuses, personal qualities and facts, such as for example:</text:p>
      <text:list xml:id="list6764643758420048816" text:style-name="WW8Num6">
        <text:list-item>
          <text:p text:style-name="P134">enrolment in register/rolls, in lists kept by public administrations;</text:p>
        </text:list-item>
        <text:list-item>
          <text:p text:style-name="P134">diplomas/degrees, examinations passed;</text:p>
        </text:list-item>
        <text:list-item>
          <text:p text:style-name="P134">professional qualifications attained, qualifications of specialization, examinations giving the right to practice a profession, training , refresher courses <text:s/>and technical qualifications.</text:p>
        </text:list-item>
      </text:list>
      <text:p text:style-name="P10"/>
      <text:p text:style-name="P10"/>
      <text:p text:style-name="P1"><text:span text:style-name="T20">A few examples</text:span><text:span text:style-name="T19"> <text:s/>of some formulas that can be used on the <text:s/>fac­simile of a substitute declaration of certification: </text:span></text:p>
      <text:p text:style-name="P10"/>
      <text:list xml:id="list203117224305103" text:continue-list="list7015083713479616229" text:style-name="L1">
        <text:list-item>
          <text:p text:style-name="P106"><text:bookmark-start text:name="__DdeLink__2992_1193124895"/>declares that he/she holds the following diploma/degree: ___________________________________________________________________________</text:p>
        </text:list-item>
      </text:list>
      <text:p text:style-name="P73"><text:line-break/>attained on ____________________ at ______________________________________</text:p>
      <text:p text:style-name="P73"/>
      <text:p text:style-name="P73">with the assessment/mark ________________________________________________________________<text:bookmark-end text:name="__DdeLink__2992_1193124895"/></text:p>
      <text:p text:style-name="P62"/>
      <text:list xml:id="list203116818858918" text:continue-numbering="true" text:style-name="L1">
        <text:list-item>
          <text:p text:style-name="P106"><text:soft-page-break/>declares that he/she took the following examinations: ___________________________________________________________________________</text:p>
        </text:list-item>
      </text:list>
      <text:p text:style-name="P73"><text:line-break/>on___________________________ at _________________________________________</text:p>
      <text:p text:style-name="P73"/>
      <text:p text:style-name="P73">with the assessment/mark ________________________________________________________________</text:p>
      <text:p text:style-name="P62"/>
      <text:list xml:id="list203117877826605" text:continue-numbering="true" text:style-name="L1">
        <text:list-item>
          <text:p text:style-name="P106">declares that he/she holds the following professional qualification ___________________________________________________________________________</text:p>
        </text:list-item>
      </text:list>
      <text:p text:style-name="P73"/>
      <text:p text:style-name="P73">attained on __________________________ at________________________________</text:p>
      <text:p text:style-name="P62"/>
      <text:p text:style-name="P62"/>
      <text:p text:style-name="P62"/>
      <text:list xml:id="list203118100092989" text:continue-numbering="true" text:style-name="L1">
        <text:list-item>
          <text:p text:style-name="P106">declares that he/she holds the following specialization/right to practise/further training/ updating qualification</text:p>
        </text:list-item>
      </text:list>
      <text:p text:style-name="P74"/>
      <text:p text:style-name="P75">___________________________________________________________________________</text:p>
      <text:p text:style-name="P75"/>
      <text:list xml:id="list203117594803964" text:continue-numbering="true" text:style-name="L1">
        <text:list-item>
          <text:p text:style-name="P110">___________________________________________________</text:p>
        </text:list-item>
      </text:list>
      <text:p text:style-name="P73"><text:line-break/>attained on __________________________ at ________________________________</text:p>
      <text:p text:style-name="P62"/>
      <text:list xml:id="list203116998762012" text:continue-numbering="true" text:style-name="L1">
        <text:list-item>
          <text:p text:style-name="P110">declares that he/she worked as _____________________________________________</text:p>
        </text:list-item>
      </text:list>
      <text:p text:style-name="P73"><text:line-break/>at _________________ ____________________________________________________</text:p>
      <text:p text:style-name="P72"><text:line-break/>from____________________________ till __________________________________________</text:p>
      <text:p text:style-name="P32"/>
      <text:p text:style-name="P32"/>
      <text:p text:style-name="P32"/>
      <text:p text:style-name="P3"><text:span text:style-name="T19">The </text:span><text:span text:style-name="T21">substitute declarations of attested affidavit</text:span><text:span text:style-name="T19">, governed by the art. 47 of the D.P.R. of 28</text:span><text:span text:style-name="T35">th</text:span><text:span text:style-name="T19"> December 2000, n. 445, substitute not an administrative certification , but an attested affidavit which belongs to the category of records.</text:span></text:p>
      <text:p text:style-name="P70">Therefore with the substitute declaration of attested affidavit the following can be attested:</text:p>
      <text:list xml:id="list203117194181109" text:continue-list="list6764643758420048816" text:style-name="WW8Num6">
        <text:list-item>
          <text:p text:style-name="P134">facts, personal qualities, statuses directly known to the person concerned, not included in the list of the <text:s/>self-certifiable data with a substitute declaration of certification.</text:p>
        </text:list-item>
        <text:list-item>
          <text:p text:style-name="P134">the conformity to the original <text:s/>of the copy <text:s/>of a document issued by a public administration, of a publication or of an academic qualification (art. 19 of the D.P.R. 445/2000).</text:p>
        </text:list-item>
      </text:list>
      <text:p text:style-name="P10"/>
      <text:p text:style-name="P7"/>
      <text:p text:style-name="P60"><text:span text:style-name="T20">A few examples </text:span><text:span text:style-name="T19"><text:s/>of some formulas that can be used <text:s/>on the substitute declaration of attested affidavit:</text:span></text:p>
      <text:p text:style-name="P61"/>
      <text:p text:style-name="P61"/>
      <text:list xml:id="list1469167175685625627" text:style-name="WW8Num9">
        <text:list-item>
          <text:p text:style-name="P123"><text:span text:style-name="T16">the copy of the following publication entitled:_____________________________________<text:line-break/><text:line-break/>published by: ______________________________ reproduced in its entirety/extracted from<text:line-break/></text:span><text:soft-page-break/><text:span text:style-name="T16"><text:line-break/>page ____ to page ____ ,and thus composed of _______ sheets, conforms to the original. The same has already been published, consequently, the obligations of the law (Deputy legislative decree of 31</text:span><text:span text:style-name="T33">st</text:span><text:span text:style-name="T16"> August 1945, n. 660 and the law of </text:span><text:span text:style-name="T17">15</text:span><text:span text:style-name="T34">th</text:span><text:span text:style-name="T17"> April 2004, n. 106) have already been fulfilled</text:span></text:p>
        </text:list-item>
      </text:list>
      <text:p text:style-name="P62"/>
      <text:list xml:id="list4499580947700152088" text:style-name="WW8Num2">
        <text:list-item>
          <text:p text:style-name="P111">the copy of the following act/document: ____________________________________________<text:line-break/><text:line-break/> conserved/issued by the Public Administration __________________________________<text:line-break/><text:line-break/>composed of <text:s/>_______ sheets conforms to the original.</text:p>
        </text:list-item>
      </text:list>
      <text:p text:style-name="P62"/>
      <text:list xml:id="list603777855879308675" text:style-name="WW8Num11">
        <text:list-item>
          <text:p text:style-name="P112">The copy of the diploma/degree/certificate of work performed: ______________________________________________<text:line-break/><text:line-break/>awarded by <text:s/>___________________________________ on _________________________<text:line-break/></text:p>
        </text:list-item>
      </text:list>
      <text:p text:style-name="P93">conforms to the original.</text:p>
      <text:p text:style-name="P62"/>
      <text:p text:style-name="P62"/>
      <text:list xml:id="list6409995752888537445" text:style-name="WW8Num10">
        <text:list-item>
          <text:p text:style-name="P113">For the publication ___________________________________________________________</text:p>
        </text:list-item>
      </text:list>
      <text:p text:style-name="P79"><text:tab/>(title)</text:p>
      <text:p text:style-name="P79"/>
      <text:p text:style-name="P79">the printer or the office of graphics __________________________________________________</text:p>
      <text:p text:style-name="P80"><text:tab/>(name <text:s/>surname <text:s/>or <text:s/>company name)</text:p>
      <text:p text:style-name="P10"/>
      <text:p text:style-name="P77"><text:span text:style-name="T16">has fulfilled the obligations as in <text:s/>art. 1 of the deputy legislative degree of 31</text:span><text:span text:style-name="T33">st</text:span><text:span text:style-name="T16"> August 1945, n. 660, as modified b the law of 15</text:span><text:span text:style-name="T33">th</text:span><text:span text:style-name="T16"> April 2004, consisting of the deposit of four copies of the above-mentioned publication in the Provincial Prefecture where the graphics office has its headquarters and of one copy at the local Prefecture of the Republic.</text:span></text:p>
      <text:p text:style-name="P32"/>
      <text:p text:style-name="P76"/>
      <text:p text:style-name="P58"/>
      <text:p text:style-name="P1"><text:span text:style-name="T1">Attachment</text:span><text:span text:style-name="T2"> 'C'</text:span></text:p>
      <text:p text:style-name="P13"/>
      <text:p text:style-name="P49"/>
      <text:p text:style-name="P95">University Academic Curriculum Vitae</text:p>
      <text:p text:style-name="P13"/>
      <text:p text:style-name="P13"/>
      <table:table table:name="Table1" table:style-name="Table1">
        <table:table-column table:style-name="Table1.A"/>
        <table:table-column table:style-name="Table1.B"/>
        <table:table-row table:style-name="Table1.1">
          <table:table-cell table:style-name="Table1.A1" office:value-type="string">
            <text:p text:style-name="P27">Personal information</text:p>
          </table:table-cell>
          <table:table-cell table:style-name="Table1.A1" office:value-type="string">
            <text:p text:style-name="P22">Name: Sasha Rubin</text:p>
            <text:p text:style-name="P22">Dob: 16/02/76</text:p>
            <text:p text:style-name="P26">Pob: <text:span text:style-name="T40">South Africa</text:span></text:p>
            <text:p text:style-name="P13">Nationality: <text:span text:style-name="T40">New Zealand</text:span> </text:p>
            <text:p text:style-name="P13">Address: <text:span text:style-name="T40">Via Aniello Falcone, 428, Vomero, 80127, Naples</text:span></text:p>
            <text:p text:style-name="P13">Telephone number: <text:span text:style-name="T40">344 281 0361</text:span></text:p>
            <text:p text:style-name="P13">E-Mail: <text:a xlink:type="simple" xlink:href="mailto:rubin@unina.it"><text:span text:style-name="T40">rubin@unina.it</text:span></text:a></text:p>
            <text:p text:style-name="P13"/>
          </table:table-cell>
        </table:table-row>
        <table:table-row table:style-name="Table1.1">
          <table:table-cell table:style-name="Table1.A1" office:value-type="string">
            <text:p text:style-name="P27">Education since leaving school</text:p>
            <text:p text:style-name="P27"/>
            <text:p text:style-name="P27"/>
            <text:p text:style-name="P27"/>
            <text:p text:style-name="P27"/>
            <text:p text:style-name="P27"/>
            <text:p text:style-name="P27">Present appointment</text:p>
            <text:p text:style-name="P27"/>
            <text:p text:style-name="P27"/>
            <text:p text:style-name="P27"/>
            <text:p text:style-name="P27"/>
            <text:p text:style-name="P27"/>
            <text:p text:style-name="P81">Professional experience</text:p>
            <text:p text:style-name="P81"/>
            <text:p text:style-name="P8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Participation in exhibitions (where applicable)</text:p>
            <text:p text:style-name="P81"/>
          </table:table-cell>
          <table:table-cell table:style-name="Table1.A1" office:value-type="string">
            <text:list xml:id="list1750658567675320121" text:style-name="WW8Num5">
              <text:list-item>
                <text:p text:style-name="P135">1996, Bsc in mathematics,, University of Cape Town </text:p>
              </text:list-item>
              <text:list-item>
                <text:p text:style-name="P135">1999, MsC in mathematics, University of Auckland</text:p>
              </text:list-item>
              <text:list-item>
                <text:p text:style-name="P135">2004, PhD in mathematics, “Automatic Structures”, University of Auckland</text:p>
                <text:p text:style-name="P138"/>
              </text:list-item>
            </text:list>
            <text:p text:style-name="P82"/>
            <text:p text:style-name="P82"/>
            <text:list xml:id="list203117486743898" text:continue-numbering="true" text:style-name="WW8Num5">
              <text:list-item>
                <text:p text:style-name="P135">Fellow of the ASTREA lab</text:p>
              </text:list-item>
              <text:list-item>
                <text:p text:style-name="P137"><text:span text:style-name="T60">S</text:span>tart of appointment: <text:span text:style-name="T40">03/2017</text:span></text:p>
              </text:list-item>
              <text:list-item>
                <text:p text:style-name="P136">Level: Fellow</text:p>
              </text:list-item>
              <text:list-item>
                <text:p text:style-name="P139"><text:span text:style-name="T60">E</text:span>mployer: <text:span text:style-name="T40">UNINA “Federico II”</text:span></text:p>
              </text:list-item>
              <text:list-item>
                <text:p text:style-name="P141">My present appointment consists of basic research in theoretical computer science and artificial intelligence, helping to supervise undergraduate and PhD students, and teaching short courses. </text:p>
              </text:list-item>
            </text:list>
            <text:p text:style-name="P13"/>
            <text:p text:style-name="P13"/>
            <text:p text:style-name="P13">Chronological list of all previous employments (each with job title, starting and finishing dates, level, employer, responsibilities)</text:p>
            <text:p text:style-name="P13"/>
            <text:p text:style-name="P24">See next page...</text:p>
            <table:table table:name="Table2" table:style-name="Table2">
              <table:table-column table:style-name="Table2.A"/>
              <table:table-column table:style-name="Table2.B"/>
              <table:table-column table:style-name="Table2.A"/>
              <table:table-column table:style-name="Table2.D"/>
              <table:table-column table:style-name="Table2.E"/>
              <table:table-row table:style-name="Table2.1">
                <table:table-cell table:style-name="Table2.A1" office:value-type="string">
                  <text:p text:style-name="P83"><text:soft-page-break/>From / to</text:p>
                </table:table-cell>
                <table:table-cell table:style-name="Table2.A1" office:value-type="string">
                  <text:p text:style-name="P83">Job title</text:p>
                </table:table-cell>
                <table:table-cell table:style-name="Table2.A1" office:value-type="string">
                  <text:p text:style-name="P83">Name of academic Institution</text:p>
                </table:table-cell>
                <table:table-cell table:style-name="Table2.A1" office:value-type="string">
                  <text:p text:style-name="P37">Academic level</text:p>
                </table:table-cell>
                <table:table-cell table:style-name="Table2.E1" office:value-type="string">
                  <text:p text:style-name="P37">responsibilities</text:p>
                </table:table-cell>
              </table:table-row>
              <table:table-row table:style-name="Table2.1">
                <table:table-cell table:style-name="Table2.A1" office:value-type="string">
                  <text:p text:style-name="P85">2004/2008</text:p>
                </table:table-cell>
                <table:table-cell table:style-name="Table2.A1" office:value-type="string">
                  <text:p text:style-name="P85">Honorary Research Fellow</text:p>
                </table:table-cell>
                <table:table-cell table:style-name="Table2.A1" office:value-type="string">
                  <text:p text:style-name="P85">U. o. Auckland</text:p>
                </table:table-cell>
                <table:table-cell table:style-name="Table2.A1" office:value-type="string">
                  <text:p text:style-name="P39">PostDoc</text:p>
                </table:table-cell>
                <table:table-cell table:style-name="Table2.E1" office:value-type="string">
                  <text:p text:style-name="P39">Research</text:p>
                </table:table-cell>
              </table:table-row>
              <table:table-row table:style-name="Table2.1">
                <table:table-cell table:style-name="Table2.A1" office:value-type="string">
                  <text:p text:style-name="P85">2008/2009</text:p>
                </table:table-cell>
                <table:table-cell table:style-name="Table2.A1" office:value-type="string">
                  <text:p text:style-name="P86">Visiting Assistant Professor</text:p>
                </table:table-cell>
                <table:table-cell table:style-name="Table2.A1" office:value-type="string">
                  <text:p text:style-name="P86">Cornell U.</text:p>
                </table:table-cell>
                <table:table-cell table:style-name="Table2.A1" office:value-type="string">
                  <text:p text:style-name="P40">Assistant Professor</text:p>
                </table:table-cell>
                <table:table-cell table:style-name="Table2.E1" office:value-type="string">
                  <text:p text:style-name="P40">Teaching</text:p>
                </table:table-cell>
              </table:table-row>
              <table:table-row table:style-name="Table2.1">
                <table:table-cell table:style-name="Table2.A1" office:value-type="string">
                  <text:p text:style-name="P86">2009/2010</text:p>
                </table:table-cell>
                <table:table-cell table:style-name="Table2.A1" office:value-type="string">
                  <text:p text:style-name="P86">Visiting Researcher</text:p>
                </table:table-cell>
                <table:table-cell table:style-name="Table2.A1" office:value-type="string">
                  <text:p text:style-name="P86">U. o. Auckland</text:p>
                </table:table-cell>
                <table:table-cell table:style-name="Table2.A1" office:value-type="string">
                  <text:p text:style-name="P40">Visiting Researcher</text:p>
                </table:table-cell>
                <table:table-cell table:style-name="Table2.E1" office:value-type="string">
                  <text:p text:style-name="P40">Research</text:p>
                </table:table-cell>
              </table:table-row>
              <table:table-row table:style-name="Table2.1">
                <table:table-cell table:style-name="Table2.A1" office:value-type="string">
                  <text:p text:style-name="P86">2010</text:p>
                </table:table-cell>
                <table:table-cell table:style-name="Table2.A1" office:value-type="string">
                  <text:p text:style-name="P86">Visiting Lecturer</text:p>
                </table:table-cell>
                <table:table-cell table:style-name="Table2.A1" office:value-type="string">
                  <text:p text:style-name="P86">U. o. Cape Town</text:p>
                </table:table-cell>
                <table:table-cell table:style-name="Table2.A1" office:value-type="string">
                  <text:p text:style-name="P40">Visiting Lecturer</text:p>
                </table:table-cell>
                <table:table-cell table:style-name="Table2.E1" office:value-type="string">
                  <text:p text:style-name="P40">Teaching</text:p>
                </table:table-cell>
              </table:table-row>
              <table:table-row table:style-name="Table2.1">
                <table:table-cell table:style-name="Table2.A1" office:value-type="string">
                  <text:p text:style-name="P86">2010/2012</text:p>
                </table:table-cell>
                <table:table-cell table:style-name="Table2.A1" office:value-type="string">
                  <text:p text:style-name="P86">Visiting Researcher</text:p>
                </table:table-cell>
                <table:table-cell table:style-name="Table2.A1" office:value-type="string">
                  <text:p text:style-name="P86">U. o. Auckland</text:p>
                </table:table-cell>
                <table:table-cell table:style-name="Table2.A1" office:value-type="string">
                  <text:p text:style-name="P40">Visiting Researcher</text:p>
                </table:table-cell>
                <table:table-cell table:style-name="Table2.E1" office:value-type="string">
                  <text:p text:style-name="P40">Research</text:p>
                </table:table-cell>
              </table:table-row>
              <table:table-row table:style-name="Table2.1">
                <table:table-cell table:style-name="Table2.A1" office:value-type="string">
                  <text:p text:style-name="P86">2012/2014</text:p>
                </table:table-cell>
                <table:table-cell table:style-name="Table2.A1" office:value-type="string">
                  <text:p text:style-name="P86">PostDoc</text:p>
                </table:table-cell>
                <table:table-cell table:style-name="Table2.A1" office:value-type="string">
                  <text:p text:style-name="P86">TU Wien, IST Austria</text:p>
                </table:table-cell>
                <table:table-cell table:style-name="Table2.A1" office:value-type="string">
                  <text:p text:style-name="P40">PostDoc</text:p>
                </table:table-cell>
                <table:table-cell table:style-name="Table2.E1" office:value-type="string">
                  <text:p text:style-name="P40">Research</text:p>
                </table:table-cell>
              </table:table-row>
              <table:table-row table:style-name="Table2.1">
                <table:table-cell table:style-name="Table2.A1" office:value-type="string">
                  <text:p text:style-name="P86">2014/2015</text:p>
                </table:table-cell>
                <table:table-cell table:style-name="Table2.A1" office:value-type="string">
                  <text:p text:style-name="P86">PostDoc</text:p>
                </table:table-cell>
                <table:table-cell table:style-name="Table2.A1" office:value-type="string">
                  <text:p text:style-name="P86">TU Wien, TU Graz</text:p>
                </table:table-cell>
                <table:table-cell table:style-name="Table2.A1" office:value-type="string">
                  <text:p text:style-name="P40">PostDoc</text:p>
                </table:table-cell>
                <table:table-cell table:style-name="Table2.E1" office:value-type="string">
                  <text:p text:style-name="P40">Research</text:p>
                </table:table-cell>
              </table:table-row>
              <table:table-row table:style-name="Table2.1">
                <table:table-cell table:style-name="Table2.A1" office:value-type="string">
                  <text:p text:style-name="P86">2015/2017</text:p>
                </table:table-cell>
                <table:table-cell table:style-name="Table2.A1" office:value-type="string">
                  <text:p text:style-name="P86">Marie Curie Fellow</text:p>
                </table:table-cell>
                <table:table-cell table:style-name="Table2.A1" office:value-type="string">
                  <text:p text:style-name="P86">UNINA “Federico II”</text:p>
                </table:table-cell>
                <table:table-cell table:style-name="Table2.A1" office:value-type="string">
                  <text:p text:style-name="P40">PostDoc</text:p>
                </table:table-cell>
                <table:table-cell table:style-name="Table2.E1" office:value-type="string">
                  <text:p text:style-name="P40">Research</text:p>
                </table:table-cell>
              </table:table-row>
              <table:table-row table:style-name="Table2.1">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cell table:style-name="Table2.A1" office:value-type="string">
                  <text:p text:style-name="P38"/>
                </table:table-cell>
                <table:table-cell table:style-name="Table2.E1" office:value-type="string">
                  <text:p text:style-name="P38"/>
                </table:table-cell>
              </table:table-row>
              <table:table-row table:style-name="Table2.11">
                <table:table-cell table:style-name="Table2.A1" office:value-type="string">
                  <text:p text:style-name="P84"/>
                </table:table-cell>
                <table:table-cell table:style-name="Table2.A1" office:value-type="string">
                  <text:p text:style-name="P84"/>
                </table:table-cell>
                <table:table-cell table:style-name="Table2.A1" office:value-type="string">
                  <text:p text:style-name="P84"/>
                </table:table-cell>
                <table:table-cell table:style-name="Table2.A1" office:value-type="string">
                  <text:p text:style-name="P38"/>
                </table:table-cell>
                <table:table-cell table:style-name="Table2.E1" office:value-type="string">
                  <text:p text:style-name="P38"/>
                </table:table-cell>
              </table:table-row>
            </table:table>
            <text:p text:style-name="P13"/>
            <text:p text:style-name="P13"/>
            <text:p text:style-name="P13"/>
            <text:p text:style-name="P13"/>
            <text:p text:style-name="P13"/>
            <text:p text:style-name="P23">CONTRIBUTIONS: Primary co-author on all publications.</text:p>
            <text:p text:style-name="P23"/>
            <text:p text:style-name="P23">AWARDS: </text:p>
            <text:list xml:id="list1161874680372146548" text:style-name="L2">
              <text:list-item>
                <text:p text:style-name="P117">Bsc 1996 Dean's Merit List</text:p>
              </text:list-item>
              <text:list-item>
                <text:p text:style-name="P117">Msc 1998 First Class</text:p>
              </text:list-item>
              <text:list-item>
                <text:p text:style-name="P117">PhD 2004 Prize for best doctoral thesis in the Faculty of Science, and Montgomery memorial prize in logic from the Department of Philosophy</text:p>
              </text:list-item>
            </text:list>
            <text:p text:style-name="P20"/>
            <text:p text:style-name="P13"/>
            <text:p text:style-name="P13"/>
          </table:table-cell>
        </table:table-row>
        <table:table-row table:style-name="Table1.1">
          <table:table-cell table:style-name="Table1.A1" office:value-type="string">
            <text:p text:style-name="P27">Experience in academic teaching</text:p>
          </table:table-cell>
          <table:table-cell table:style-name="Table1.A1" office:value-type="string">
            <text:list xml:id="list203117121303494" text:continue-list="list203117486743898" text:style-name="WW8Num5">
              <text:list-item>
                <text:p text:style-name="P140"><text:span text:style-name="T43">Games on graphs</text:span><text:span text:style-name="T49">, UNINA “Federico II”, Theoretical Computer Science, PhD course.</text:span></text:p>
                <text:p text:style-name="P140"/>
              </text:list-item>
              <text:list-item>
                <text:p text:style-name="P142">According to student evaluations: my teaching is clear, organised, I am proactively willing to help, and motivating (2010). In 2010 I briefly volunteered at a secondary school in Accra, Ghana, teaching, observing and commenting on grade 5mathematics classes. I also <text:s/>briefly volunteered in Khayelitsha, South Africa, helping high-school students prepare for their mathematics exams.</text:p>
                <text:p text:style-name="P140"/>
              </text:list-item>
            </text:list>
            <text:p text:style-name="P63"/>
            <text:p text:style-name="P91"/>
            <text:p text:style-name="P91"/>
            <text:p text:style-name="P91"/>
          </table:table-cell>
        </table:table-row>
        <table:table-row table:style-name="Table1.1">
          <table:table-cell table:style-name="Table1.A1" office:value-type="string">
            <text:p text:style-name="P27"/>
            <text:p text:style-name="P27"/>
            <text:p text:style-name="P27"/>
            <text:p text:style-name="P27"/>
            <text:p text:style-name="P27"/>
            <text:p text:style-name="P27"><text:soft-page-break/>Other academic responsibilitie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Memberships</text:p>
          </table:table-cell>
          <table:table-cell table:style-name="Table1.A1" office:value-type="string">
            <text:list xml:id="list203118307906308" text:continue-numbering="true" text:style-name="WW8Num5">
              <text:list-header>
                <text:p text:style-name="P143"/>
                <text:p text:style-name="P143"/>
              </text:list-header>
            </text:list>
            <text:p text:style-name="P100"/>
            <text:p text:style-name="P100"/>
            <text:list xml:id="list203118036423898" text:continue-numbering="true" text:style-name="WW8Num5">
              <text:list-header>
                <text:p text:style-name="P147"/>
                <text:p text:style-name="P145"><text:soft-page-break/></text:p>
              </text:list-header>
              <text:list-item>
                <text:p text:style-name="P144"><text:s/><text:span text:style-name="T41">Program Committee member</text:span> for IRISA Master Research Internship 2016-2017.</text:p>
                <text:p text:style-name="P148"/>
              </text:list-item>
              <text:list-item>
                <text:p text:style-name="P146"><text:span text:style-name="T48">C</text:span><text:span text:style-name="T41">o-chair</text:span> of the Italian Conference on Theoretical Computer Science (ICTCS) 2017 , <text:s/>ictcs2017.unina.it, Naples, 26-29 September 2017.</text:p>
              </text:list-item>
              <text:list-item>
                <text:p text:style-name="P146"><text:span text:style-name="T48">C</text:span><text:span text:style-name="T41">o-chair</text:span> of the International Workshop on Strategic reasoning (SR) 2017 (<text:a xlink:type="simple" xlink:href="http://sr2017.csc.liv.ac.uk/">http://sr2017.csc.liv.ac.uk/</text:a>), Liverpool 26-27 July 2017.</text:p>
              </text:list-item>
              <text:list-item>
                <text:p text:style-name="P146"><text:span text:style-name="T48">C</text:span><text:span text:style-name="T41">o-organiser </text:span>of the Italian Conference on Com-putational Logic (CILC) 2017 (<text:a xlink:type="simple" xlink:href="http://cilc2017.unina.it/">http://cilc2017.unina.it/</text:a>), Naples, 26-29 September 2017.</text:p>
              </text:list-item>
              <text:list-item>
                <text:p text:style-name="P146"><text:span text:style-name="T41">PC member</text:span> of the International Joint Conference on Artificial Intelligence (IJCAI) 2017, </text:p>
              </text:list-item>
              <text:list-item>
                <text:p text:style-name="P146"><text:span text:style-name="T41">PC member</text:span> of the AAAI Conference on Artificial Intelligence (AAAI) 2017</text:p>
              </text:list-item>
              <text:list-item>
                <text:p text:style-name="P146"><text:span text:style-name="T41">PC member</text:span> of the International Workshop of Strategic Reasoning (SR) 2016</text:p>
              </text:list-item>
              <text:list-item>
                <text:p text:style-name="P146"><text:span text:style-name="T41">PC member</text:span> of the International Symposium on Games, Automata, Logics and Formal Verification (GandALF) 2016,</text:p>
              </text:list-item>
              <text:list-item>
                <text:p text:style-name="P146"><text:span text:style-name="T41">PC member</text:span> of the European Conference on Artificial Intelligence (ECAI) 2016. </text:p>
              </text:list-item>
              <text:list-item>
                <text:p text:style-name="P146"><text:span text:style-name="T41">Co-organiser </text:span>of the First Workshop on Formal Methods in AI (FMAI) 2017 (<text:a xlink:type="simple" xlink:href="https://sites.google.com/site/fmai2017homepage/">https://sites.google.com/site/fmai2017homepage/</text:a>) 22-24 February 2017, Naples.</text:p>
              </text:list-item>
            </text:list>
            <text:p text:style-name="P31"/>
            <text:p text:style-name="P23"/>
            <text:p text:style-name="P13"/>
            <text:p text:style-name="P13"/>
          </table:table-cell>
        </table:table-row>
        <table:table-row table:style-name="Table1.1">
          <table:table-cell table:style-name="Table1.A1" office:value-type="string">
            <text:p text:style-name="P27">Research and scholarships</text:p>
            <text:p text:style-name="P27"/>
            <text:p text:style-name="P27"/>
            <text:p text:style-name="P27"/>
            <text:p text:style-name="P27"/>
            <text:p text:style-name="P27"/>
            <text:p text:style-name="P27"/>
            <text:p text:style-name="P27"/>
            <text:p text:style-name="P27"/>
            <text:p text:style-name="P27"/>
            <text:p text:style-name="P27"/>
            <text:p text:style-name="P27"><text:line-break/></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Publications</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text:span text:style-name="T7">Publications </text:span><text:span text:style-name="T10">about</text:span><text:span text:style-name="T7"> the applicant</text:span></text:p>
            <text:p text:style-name="P27"/>
            <text:p text:style-name="P27"/>
          </table:table-cell>
          <table:table-cell table:style-name="Table1.A1" office:value-type="string">
            <text:p text:style-name="P101">I work in formal methods, a branch of theoretical computer science, and study the power of automata theory (broadly construed) and mathematical logic for describing, reasoning and controlling systems. </text:p>
            <text:p text:style-name="P101"/>
            <text:p text:style-name="P101">During my PhD I (and my co-authors) pioneered the development of the theory of automatic structures. My PhD thesis was awarded <text:s/>the Vice-chancellor's prize for the best doctoral thesis in the Faculty of Science, and Montgomery memorial prize in logic from the Department of Philosophy. </text:p>
            <text:p text:style-name="P101"/>
            <text:p text:style-name="P101">I was then awarded a prestigious New Zealand Science and Technology Postdoctoral Fellowship. During this fellowship, I published a survey and extension of the main results in my thesis in the Bulletin of Symbolic Logic, and I (with a PhD student of Erich Gr\"adel's) solved a 12 year-old conjecture of Courcelle's (STACS'08).</text:p>
            <text:p text:style-name="P101"/>
            <text:p text:style-name="P101">In the last few years, I (with my co-authors) generalised a cornerstone paper on verification of parameterised systems ("Reasoning about Rings", E.A. Emerson, K.S. Namjoshi, {\sc POPL}, 1995) from ring topologies to arbitrary topologies (VMCAI'14). We also completed a book, published by Morgan \&amp; <text:soft-page-break/>Claypool in 2015, surveying decidability results in parameterised verification.</text:p>
            <text:p text:style-name="P101"/>
            <text:p text:style-name="P101">Recently, I was awarded a two year Marie-Curie fellowship from the Istituto Nazionale di Alta Matematica to work on formal methods for parameterised light-weight mobile agents. I opened this direction with an article in the premier conference on autonomous and multiagent systems (AAMAS'15). <text:s/>Subsequently (with my co-authors) I continued this direction and published in top rated conferences (AAMAS'16), and won a best-paper award (PRIMA'15) <text:s/>(invited to the premier journal on autonomous and multi-agent systems JAAMAS).</text:p>
            <text:p text:style-name="P103"/>
            <text:p text:style-name="P102"/>
            <text:list xml:id="list203118790306654" text:continue-numbering="true" text:style-name="WW8Num5">
              <text:list-header>
                <text:p text:style-name="P149"/>
              </text:list-header>
            </text:list>
            <text:p text:style-name="P2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89">Date granted</text:p>
                </table:table-cell>
                <table:table-cell table:style-name="Table3.A1" office:value-type="string">
                  <text:p text:style-name="P89">Award Holder</text:p>
                </table:table-cell>
                <table:table-cell table:style-name="Table3.A1" office:value-type="string">
                  <text:p text:style-name="P89">Funding Body</text:p>
                </table:table-cell>
                <table:table-cell table:style-name="Table3.A1" office:value-type="string">
                  <text:p text:style-name="P43">Title</text:p>
                </table:table-cell>
                <table:table-cell table:style-name="Table3.E1" office:value-type="string">
                  <text:p text:style-name="P43">Amount received</text:p>
                </table:table-cell>
              </table:table-row>
              <table:table-row table:style-name="Table3.1">
                <table:table-cell table:style-name="Table3.A1" office:value-type="string">
                  <text:p text:style-name="P87">2004</text:p>
                </table:table-cell>
                <table:table-cell table:style-name="Table3.A1" office:value-type="string">
                  <text:p text:style-name="P88">me</text:p>
                </table:table-cell>
                <table:table-cell table:style-name="Table3.A1" office:value-type="string">
                  <text:p text:style-name="P87">NZ Government</text:p>
                </table:table-cell>
                <table:table-cell table:style-name="Table3.A1" office:value-type="string">
                  <text:p text:style-name="P41">New Zealand Science and Technology Postdoctoral Fellowship, <text:span text:style-name="T55">UOAX0413</text:span></text:p>
                </table:table-cell>
                <table:table-cell table:style-name="Table3.E1" office:value-type="string">
                  <text:p text:style-name="P42">3 years salary and travel expenses </text:p>
                </table:table-cell>
              </table:table-row>
              <table:table-row table:style-name="Table3.1">
                <table:table-cell table:style-name="Table3.A1" office:value-type="string">
                  <text:p text:style-name="P87">2015</text:p>
                </table:table-cell>
                <table:table-cell table:style-name="Table3.A1" office:value-type="string">
                  <text:p text:style-name="P88">me</text:p>
                </table:table-cell>
                <table:table-cell table:style-name="Table3.A1" office:value-type="string">
                  <text:p text:style-name="P87">INDAM and the EC</text:p>
                </table:table-cell>
                <table:table-cell table:style-name="Table3.A1" office:value-type="string">
                  <text:p text:style-name="P53">Marie Curie fellow of the National Institute of Higher Mathematics (INdAM ``F. Severi'').</text:p>
                  <text:p text:style-name="P45">INdAM-COFUND-2012, FP7-PEOPLE-2012-COFUND, Proj. ID 600198.</text:p>
                </table:table-cell>
                <table:table-cell table:style-name="Table3.E1" office:value-type="string">
                  <text:p text:style-name="P42">2 years' salary and travel expenses (Eu 43200.00 + RCC2 of Eu2000.00)</text:p>
                </table:table-cell>
              </table:table-row>
              <table:table-row table:style-name="Table3.1">
                <table:table-cell table:style-name="Table3.A1" office:value-type="string">
                  <text:p text:style-name="P87">15/12/2015</text:p>
                </table:table-cell>
                <table:table-cell table:style-name="Table3.A1" office:value-type="string">
                  <text:p text:style-name="P88">me</text:p>
                </table:table-cell>
                <table:table-cell table:style-name="Table3.A1" office:value-type="string">
                  <text:p text:style-name="P87">GNSAGA</text:p>
                </table:table-cell>
                <table:table-cell table:style-name="Table3.A1" office:value-type="string">
                  <text:p text:style-name="P42">Scientific collaboration with Profs. Lomuscio (Imperial) and Wooldridge (Oxford)</text:p>
                </table:table-cell>
                <table:table-cell table:style-name="Table3.E1" office:value-type="string">
                  <text:p text:style-name="P42">Eu 1050.00</text:p>
                </table:table-cell>
              </table:table-row>
              <table:table-row table:style-name="Table3.1">
                <table:table-cell table:style-name="Table3.A1" office:value-type="string">
                  <text:p text:style-name="P87">16/03/2016</text:p>
                </table:table-cell>
                <table:table-cell table:style-name="Table3.A1" office:value-type="string">
                  <text:p text:style-name="P88">me</text:p>
                </table:table-cell>
                <table:table-cell table:style-name="Table3.A1" office:value-type="string">
                  <text:p text:style-name="P87">GNSAGA</text:p>
                </table:table-cell>
                <table:table-cell table:style-name="Table3.A1" office:value-type="string">
                  <text:p text:style-name="P42">Attend KR16 and AAMAS16</text:p>
                </table:table-cell>
                <table:table-cell table:style-name="Table3.E1" office:value-type="string">
                  <text:p text:style-name="P42">Eu 1900.00</text:p>
                </table:table-cell>
              </table:table-row>
              <table:table-row table:style-name="Table3.1">
                <table:table-cell table:style-name="Table3.A1" office:value-type="string">
                  <text:p text:style-name="P90"/>
                </table:table-cell>
                <table:table-cell table:style-name="Table3.A1" office:value-type="string">
                  <text:p text:style-name="P90"/>
                </table:table-cell>
                <table:table-cell table:style-name="Table3.A1" office:value-type="string">
                  <text:p text:style-name="P90"/>
                </table:table-cell>
                <table:table-cell table:style-name="Table3.A1" office:value-type="string">
                  <text:p text:style-name="P44"/>
                </table:table-cell>
                <table:table-cell table:style-name="Table3.E1" office:value-type="string">
                  <text:p text:style-name="P44"/>
                </table:table-cell>
              </table:table-row>
              <table:table-row table:style-name="Table3.1">
                <table:table-cell table:style-name="Table3.A1" office:value-type="string">
                  <text:p text:style-name="P90"/>
                </table:table-cell>
                <table:table-cell table:style-name="Table3.A1" office:value-type="string">
                  <text:p text:style-name="P90"/>
                </table:table-cell>
                <table:table-cell table:style-name="Table3.A1" office:value-type="string">
                  <text:p text:style-name="P90"/>
                </table:table-cell>
                <table:table-cell table:style-name="Table3.A1" office:value-type="string">
                  <text:p text:style-name="P44"/>
                </table:table-cell>
                <table:table-cell table:style-name="Table3.E1" office:value-type="string">
                  <text:p text:style-name="P44"/>
                </table:table-cell>
              </table:table-row>
              <table:table-row table:style-name="Table3.1">
                <table:table-cell table:style-name="Table3.A1" office:value-type="string">
                  <text:p text:style-name="P90"/>
                </table:table-cell>
                <table:table-cell table:style-name="Table3.A1" office:value-type="string">
                  <text:p text:style-name="P90"/>
                </table:table-cell>
                <table:table-cell table:style-name="Table3.A1" office:value-type="string">
                  <text:p text:style-name="P90"/>
                </table:table-cell>
                <table:table-cell table:style-name="Table3.A1" office:value-type="string">
                  <text:p text:style-name="P44"/>
                </table:table-cell>
                <table:table-cell table:style-name="Table3.E1" office:value-type="string">
                  <text:p text:style-name="P44"/>
                </table:table-cell>
              </table:table-row>
              <table:table-row table:style-name="Table3.1">
                <table:table-cell table:style-name="Table3.A1" office:value-type="string">
                  <text:p text:style-name="P90"/>
                </table:table-cell>
                <table:table-cell table:style-name="Table3.A1" office:value-type="string">
                  <text:p text:style-name="P90"/>
                </table:table-cell>
                <table:table-cell table:style-name="Table3.A1" office:value-type="string">
                  <text:p text:style-name="P90"/>
                </table:table-cell>
                <table:table-cell table:style-name="Table3.A1" office:value-type="string">
                  <text:p text:style-name="P44"/>
                </table:table-cell>
                <table:table-cell table:style-name="Table3.E1" office:value-type="string">
                  <text:p text:style-name="P44"/>
                </table:table-cell>
              </table:table-row>
              <table:table-row table:style-name="Table3.1">
                <table:table-cell table:style-name="Table3.A1" office:value-type="string">
                  <text:p text:style-name="P90"/>
                </table:table-cell>
                <table:table-cell table:style-name="Table3.A1" office:value-type="string">
                  <text:p text:style-name="P90"/>
                </table:table-cell>
                <table:table-cell table:style-name="Table3.A1" office:value-type="string">
                  <text:p text:style-name="P90"/>
                </table:table-cell>
                <table:table-cell table:style-name="Table3.A1" office:value-type="string">
                  <text:p text:style-name="P44"/>
                </table:table-cell>
                <table:table-cell table:style-name="Table3.E1" office:value-type="string">
                  <text:p text:style-name="P44"/>
                </table:table-cell>
              </table:table-row>
              <table:table-row table:style-name="Table3.1">
                <table:table-cell table:style-name="Table3.A1" office:value-type="string">
                  <text:p text:style-name="P90"/>
                </table:table-cell>
                <table:table-cell table:style-name="Table3.A1" office:value-type="string">
                  <text:p text:style-name="P90"/>
                </table:table-cell>
                <table:table-cell table:style-name="Table3.A1" office:value-type="string">
                  <text:p text:style-name="P90"/>
                </table:table-cell>
                <table:table-cell table:style-name="Table3.A1" office:value-type="string">
                  <text:p text:style-name="P44"/>
                </table:table-cell>
                <table:table-cell table:style-name="Table3.E1" office:value-type="string">
                  <text:p text:style-name="P44"/>
                </table:table-cell>
              </table:table-row>
            </table:table>
            <text:p text:style-name="P25"/>
            <text:p text:style-name="P25"/>
            <text:p text:style-name="P71"/>
            <text:p text:style-name="P71"/>
            <text:p text:style-name="P28">Publications 2007-2017</text:p>
            <text:p text:style-name="P28"/>
            <text:p text:style-name="P28"/>
            <text:list xml:id="list4144798150126687539" text:style-name="L3">
              <text:list-item>
                <text:p text:style-name="P118"><text:span text:style-name="T49">(*) Raphael Berthon, Bastien Maubert, Aniello Murano, Sasha Rubin, and Moshe Vardi. “Hierarchical Strategic Reasoning”. In: </text:span><text:span text:style-name="T52">Logic in Computer Science (</text:span><text:span text:style-name="T51">LICS 2017)</text:span><text:span text:style-name="T49">. 2017.</text:span></text:p>
                <text:p text:style-name="P119"/>
              </text:list-item>
              <text:list-item>
                <text:p text:style-name="P119"><text:span text:style-name="T49">(*) </text:span>Verification of Multi-agent Systems with Imperfect Information and Public Actions<text:line-break/>Francesco Belardinelli, Alessio Lomuscio, Aniello Murano, <text:soft-page-break/>Sasha Rubin<text:line-break/><text:span text:style-name="Emphasis">Proceedings of the 2017 International Conference on Autonomous Agents &amp; Multiagent Systems, São Paulo, May 8-12, 2017</text:span>, 2017.<text:line-break/> </text:p>
              </text:list-item>
              <text:list-item>
                <text:p text:style-name="P119"><text:span text:style-name="T49">(*) </text:span>Imperfect information games and generalized planning<text:line-break/>Giuseppe De Giacomo, and Antonio Di Stasio, Aniello Murano, Sasha Rubin<text:line-break/><text:span text:style-name="Emphasis">International Joint Conference on Artificial Intelligence (IJCAI 2016)</text:span>, </text:p>
                <text:p text:style-name="P119"/>
              </text:list-item>
              <text:list-item>
                <text:p text:style-name="P119">Decidability in Parameterized Verification<text:line-break/>Roderick Bloem, Swen Jacobs, Ayrat Khalimov, Igor Konnov, Sasha Rubin, Helmut Veith, Josef Widder<text:line-break/><text:span text:style-name="Emphasis">SIGACT News</text:span>, volume 47, number 2, pages 53-64, 2016.<text:line-break/></text:p>
              </text:list-item>
              <text:list-item>
                <text:p text:style-name="P119"><text:span text:style-name="T55">(*) </text:span>Prompt Alternating-Time Epistemic Logics<text:line-break/>Benjamin Aminof, Aniello Murano, Sasha Rubin, Florian Zuleger<text:line-break/><text:span text:style-name="Emphasis">Principles of Knowledge Representation and Reasoning: Proceedings of the Fifteenth International Conference, KR 2016, Cape Town, South Africa, April 25-29, 2016.</text:span>, pages 258-267, 2016.<text:line-break/></text:p>
              </text:list-item>
              <text:list-item>
                <text:p text:style-name="P119">Model Checking Parameterised Multi-token Systems via the Composition Method<text:line-break/>Benjamin Aminof, Sasha Rubin<text:line-break/><text:span text:style-name="Emphasis">Automated Reasoning - 8th International Joint Conference, IJCAR 2016, Coimbra, Portugal, June 27 - July 2, 2016, Proceedings</text:span>, pages 499-515, 2016.<text:line-break/></text:p>
              </text:list-item>
              <text:list-item>
                <text:p text:style-name="P119"><text:span text:style-name="T49">(*) </text:span>Automatic Verification of Multi-Agent Systems in Parameterised Grid-Environments<text:line-break/>Benjamin Aminof, Aniello Murano, Sasha Rubin, Florian Zuleger<text:line-break/><text:span text:style-name="Emphasis">Proceedings of the 2016 International Conference on Autonomous Agents &amp; Multiagent Systems, Singapore, May 9-13, 2016</text:span>, pages 1190-1199, 2016.<text:line-break/></text:p>
              </text:list-item>
              <text:list-item>
                <text:p text:style-name="P119"><text:span text:style-name="T49">(*) </text:span>Graded Strategy Logic: Reasoning about Uniqueness of Nash Equilibria<text:line-break/>Benjamin Aminof, Vadim Malvone, Aniello Murano, Sasha Rubin<text:line-break/><text:span text:style-name="Emphasis">Proceedings of the 2016 International Conference on Autonomous Agents &amp; Multiagent Systems, Singapore, May 9-13, 2016</text:span>, pages 698-706, 2016.<text:line-break/></text:p>
              </text:list-item>
              <text:list-item>
                <text:p text:style-name="P119"><text:span text:style-name="T49">(*) </text:span>First Cycle Games<text:line-break/>Benjamin Aminof, Sasha Rubin<text:line-break/><text:span text:style-name="Emphasis">Information and Computation,</text:span>, 2016.<text:line-break/></text:p>
              </text:list-item>
              <text:list-item>
                <text:p text:style-name="P119">Graded Strategy Logic<text:line-break/>Benjamin Aminof, Vadim Malvone, Aniello Murano, Sasha Rubin<text:line-break/><text:span text:style-name="Emphasis">Proceedings 4th International Workshop on Strategic </text:span><text:soft-page-break/><text:span text:style-name="Emphasis">Reasoning, SR 2016, New York, USA.</text:span>, 2016.<text:line-break/></text:p>
              </text:list-item>
              <text:list-item>
                <text:p text:style-name="P119"><text:span text:style-name="T49">(*) </text:span>Decidability of Parameterized Verification<text:line-break/>Roderick Bloem, Swen Jacobs, Ayrat Khalimov, Igor Konnov, Sasha Rubin, Helmut Veith, Josef Widder<text:line-break/>2015, Morgan &amp; Claypool Publishers.<text:line-break/></text:p>
              </text:list-item>
              <text:list-item>
                <text:p text:style-name="P119"><text:span text:style-name="T49">(*) </text:span>Verification of Asynchronous Mobile-Robots in Partially-Known Environments<text:line-break/>Benjamin Aminof, Aniello Murano, Sasha Rubin, Florian Zuleger<text:line-break/><text:span text:style-name="Emphasis">PRIMA 2015: Principles and Practice of Multi-Agent Systems - 18th International Conference, Bertinoro, Italy, October 26-30, 2015, Proceedings</text:span>, pages 185-200, 2015 <text:span text:style-name="T49">[Best-Paper Award]</text:span></text:p>
                <text:p text:style-name="P119"/>
              </text:list-item>
              <text:list-item>
                <text:p text:style-name="P119">Multi-agent Path Planning in Known Dynamic Environments<text:line-break/>Aniello Murano, Giuseppe Perelli, Sasha Rubin<text:line-break/><text:span text:style-name="Emphasis">PRIMA 2015: Principles and Practice of Multi-Agent Systems - 18th International Conference, Bertinoro, Italy, October 26-30, 2015, Proceedings</text:span>, pages 218-231, 2015.<text:line-break/></text:p>
              </text:list-item>
              <text:list-item>
                <text:p text:style-name="P119">On the Expressive Power of Communication Primitives in Parameterised Systems<text:line-break/>Benjamin Aminof, Sasha Rubin, Florian Zuleger<text:line-break/><text:span text:style-name="Emphasis">Logic for Programming, Artificial Intelligence, and Reasoning - 20th International Conference, LPAR-20 2015, Suva, Fiji, November 24-28, 2015, Proceedings</text:span>, pages 313-328, 2015.<text:line-break/></text:p>
              </text:list-item>
              <text:list-item>
                <text:p text:style-name="P119">On CTL* with Graded Path Modalities<text:line-break/>Benjamin Aminof, Aniello Murano, Sasha Rubin<text:line-break/><text:span text:style-name="Emphasis">Logic for Programming, Artificial Intelligence, and Reasoning - 20th International Conference, LPAR-20 2015, Suva, Fiji, November 24-28, 2015, Proceedings</text:span>, pages 281-296, 2015.<text:line-break/></text:p>
              </text:list-item>
              <text:list-item>
                <text:p text:style-name="P118"><text:span text:style-name="T49">(*) </text:span>Liveness of Parameterized Timed Networks<text:line-break/>Benjamin Aminof, Sasha Rubin, Francesco Spegni, Florian Zuleger<text:line-break/><text:span text:style-name="Emphasis">Automata, Languages, and Programming - 42nd International Colloquium, ICALP 2015, Kyoto, Japan, July 6-10, 2015, Proceedings, Part II</text:span>, pages 375-387, 2015.<text:line-break/></text:p>
              </text:list-item>
              <text:list-item>
                <text:p text:style-name="P118"><text:span text:style-name="T50">(*) </text:span>Parameterised Verification of Autonomous Mobile-Agents in Static but Unknown Environments<text:line-break/>Sasha Rubin<text:line-break/><text:span text:style-name="Emphasis">Proceedings of the 2015 International Conference on Autonomous Agents and Multiagent Systems, AAMAS 2015, Istanbul, Turkey, May 4-8, 2015</text:span>, pages 199-208, 2015.<text:line-break/></text:p>
              </text:list-item>
              <text:list-item>
                <text:p text:style-name="P118">Alternating traps in Muller and parity games<text:line-break/>Andrey Grinshpun, Pakawat Phalitnonkiat, Sasha Rubin, Andrei Tarfulea<text:line-break/><text:soft-page-break/><text:span text:style-name="Emphasis">Theor. Comput. Sci.</text:span>, volume 521, pages 73-91, 2014.<text:line-break/> </text:p>
              </text:list-item>
              <text:list-item>
                <text:p text:style-name="P118">First Cycle Games<text:line-break/>Benjamin Aminof, Sasha Rubin<text:line-break/><text:span text:style-name="Emphasis">Proceedings 2nd International Workshop on Strategic Reasoning, SR 2014, Grenoble, France, April 5-6, 2014.</text:span>, pages 83-90, 2014.<text:line-break/></text:p>
              </text:list-item>
              <text:list-item>
                <text:p text:style-name="P118"><text:span text:style-name="T50">(*) </text:span>Parameterized Model Checking of Token-Passing Systems<text:line-break/>Benjamin Aminof, Swen Jacobs, Ayrat Khalimov, Sasha Rubin<text:line-break/><text:span text:style-name="Emphasis">Verification, Model Checking, and Abstract Interpretation - 15th International Conference, VMCAI 2014, San Diego, CA, USA, January 19-21, 2014, Proceedings</text:span>, pages 262-281, 2014.<text:line-break/></text:p>
              </text:list-item>
              <text:list-item>
                <text:p text:style-name="P118"><text:span text:style-name="T50">(*) </text:span>Parameterized Model Checking of Rendezvous Systems<text:line-break/>Benjamin Aminof, Tomer Kotek, Sasha Rubin, Francesco Spegni, Helmut Veith<text:line-break/><text:span text:style-name="Emphasis">CONCUR 2014 - Concurrency Theory - 25th International Conference, CONCUR 2014, Rome, Italy, September 2-5, 2014. Proceedings</text:span>, pages 109-124, 2014.<text:line-break/> 2013 </text:p>
                <text:p text:style-name="P118"/>
              </text:list-item>
              <text:list-item>
                <text:p text:style-name="P118">How to Travel between Languages<text:line-break/>Krishnendu Chatterjee, Siddhesh Chaubal, Sasha Rubin<text:line-break/><text:span text:style-name="Emphasis">Language and Automata Theory and Applications - 7th International Conference, LATA 2013, Bilbao, Spain, April 2-5, 2013. Proceedings</text:span>, pages 214-225, 2013.<text:line-break/></text:p>
              </text:list-item>
              <text:list-item>
                <text:p text:style-name="P118">A Myhill-Nerode theorem for automata with advice<text:line-break/>Alex Kruckman, Sasha Rubin, John Sheridan, Ben Zax<text:line-break/><text:span text:style-name="Emphasis">Proceedings Third International Symposium on Games, Automata, Logics and Formal Verification, GandALF 2012, Napoli, Italy, September 6-8, 2012.</text:span>, pages 238-246, 2012.<text:line-break/></text:p>
              </text:list-item>
              <text:list-item>
                <text:p text:style-name="P118"><text:span text:style-name="T50">(*) </text:span>Interpretations in Trees with Countably Many Branches<text:line-break/>Alexander Rabinovich, Sasha Rubin<text:line-break/><text:span text:style-name="Emphasis">LICS 2012, Proceedings of the 27th Annual IEEE Symposium on Logic in Computer Science, Dubrovnik, Croatia, June 25-28, 2012</text:span>, pages 551-560, 2012.<text:line-break/></text:p>
              </text:list-item>
              <text:list-item>
                <text:p text:style-name="P120"><text:span text:style-name="T50">(*) </text:span>Automata-based presentations of infinite structures<text:line-break/>Vince Bárány, Erich Grädel, Sasha Rubin<text:line-break/>Chapter in <text:span text:style-name="Emphasis">Finite and Algorithmic Model Theory</text:span> (Javier Esparza, Christian Michaux, Charles Steinhorn, eds.), pages 1-76, 2011, Cambridge University Press.<text:line-break/>Note: Cambridge Books Online<text:line-break/> </text:p>
              </text:list-item>
              <text:list-item>
                <text:p text:style-name="P120"><text:span text:style-name="T53">(*) </text:span>Automata Presenting Structures: A Survey of the Finite String Case<text:line-break/>Sasha Rubin<text:line-break/><text:span text:style-name="Emphasis">Bulletin of Symbolic Logic</text:span>, volume 14, number 2, pages 169-209, 2008.<text:line-break/><text:soft-page-break/></text:p>
              </text:list-item>
              <text:list-item>
                <text:p text:style-name="P120"><text:span text:style-name="T53">(*) </text:span>Cardinality and counting quantifiers on omega-automatic structures<text:line-break/>Lukasz Kaiser, Sasha Rubin, Vince Bárány<text:line-break/><text:span text:style-name="Emphasis">STACS 2008, 25th Annual Symposium on Theoretical Aspects of Computer Science, Bordeaux, France, February 21-23, 2008, Proceedings</text:span>, pages 385-396, 2008.<text:line-break/></text:p>
              </text:list-item>
              <text:list-item>
                <text:p text:style-name="P120"><text:span text:style-name="T53">(*) </text:span>Order-Invariant MSO is Stronger than Counting MSO in the Finite<text:line-break/>Tobias Ganzow, Sasha Rubin<text:line-break/><text:span text:style-name="Emphasis">STACS 2008, 25th Annual Symposium on Theoretical Aspects of Computer Science, Bordeaux, France, February 21-23, 2008, Proceedings</text:span>, pages 313-324, 2008.<text:line-break/></text:p>
              </text:list-item>
              <text:list-item>
                <text:p text:style-name="P120"><text:span text:style-name="T53">(*) </text:span>Automatic Structures: Richness and Limitations<text:line-break/>Bakhadyr Khoussainov, André Nies, Sasha Rubin, Frank Stephan<text:line-break/><text:span text:style-name="Emphasis">Logical Methods in Computer Science</text:span>, volume 3, number 2, 2007.<text:line-break/> </text:p>
              </text:list-item>
            </text:list>
            <text:p text:style-name="P71"/>
            <text:p text:style-name="P25"/>
          </table:table-cell>
        </table:table-row>
        <table:table-row table:style-name="Table1.1">
          <table:table-cell table:style-name="Table1.A1" office:value-type="string">
            <text:p text:style-name="P27">Further dat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Statement of interest</text:p>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Language competence</text:p>
          </table:table-cell>
          <table:table-cell table:style-name="Table1.A1" office:value-type="string">
            <text:p text:style-name="P104">INVITED: </text:p>
            <text:list xml:id="list2130683309807446576" text:style-name="L4">
              <text:list-item>
                <text:p text:style-name="P121">Verification of Multi-Agent Systems with Imperfect Information and Public Actions, FMAI 2017, Naples, Italy</text:p>
              </text:list-item>
              <text:list-item>
                <text:p text:style-name="P121">Removing Partial Observability from Generalized Planning Problems, July 2017, Bozen, Italy (Hosts: Montali, Calvanese)</text:p>
              </text:list-item>
            </text:list>
            <text:p text:style-name="P105"/>
            <text:p text:style-name="P105">SELECTED:</text:p>
            <text:list xml:id="list4966055709887340019" text:style-name="L5">
              <text:list-item>
                <text:p text:style-name="P153">IJCAI 16: <text:s/>Imperfect information games and generalized planning</text:p>
              </text:list-item>
              <text:list-item>
                <text:p text:style-name="P153">AAMAS 16: Automatic Verification of Multi-Agent Systems in Parameterised Grid-Environments</text:p>
              </text:list-item>
              <text:list-item>
                <text:p text:style-name="P153">KR 16: <text:s/>Prompt Alternating-Time Epistemic Logics</text:p>
              </text:list-item>
              <text:list-item>
                <text:p text:style-name="P153">PRIMA 15: Verification of Asynchronous Mobile-Robots in Partially-Known Environments</text:p>
              </text:list-item>
              <text:list-item>
                <text:p text:style-name="P153">PRIMA 15: Multi-agent Path Planning in Known Dynamic Environments</text:p>
              </text:list-item>
              <text:list-item>
                <text:p text:style-name="P153">AAMAS 15: Parameterised Verification of Autonomous Mobile-Agents in Static but Unknown Environments</text:p>
              </text:list-item>
              <text:list-item>
                <text:p text:style-name="P153">SR 14: First Cycle Games</text:p>
              </text:list-item>
              <text:list-item>
                <text:p text:style-name="P153">VMCAI 14: Parameterized Model Checking of Token-Passing Systems</text:p>
              </text:list-item>
            </text:list>
            <text:p text:style-name="P105"/>
            <text:p text:style-name="P64"><text:span text:style-name="T56">Intelligent techniques for data and process management include identifying expressive yet tractable </text:span><text:span text:style-name="T45">languages</text:span><text:span text:style-name="T55"> in which to express control, data, </text:span><text:span text:style-name="T45">interaction</text:span><text:span text:style-name="T58">, </text:span><text:span text:style-name="T57">and </text:span><text:span text:style-name="T46">limited visibility </text:span><text:span text:style-name="T55">of processes, as well as techniques for </text:span><text:span text:style-name="T46">verification, monitoring </text:span><text:span text:style-name="T57">and </text:span><text:span text:style-name="T46">mining </text:span><text:span text:style-name="T57">of these processes. My background is suited to </text:span><text:soft-page-break/><text:span text:style-name="T57">making foundational contributions to this area for </text:span><text:span text:style-name="T59">four</text:span><text:span text:style-name="T57"> reasons.</text:span></text:p>
            <text:p text:style-name="P67"/>
            <text:p text:style-name="P64"><text:span text:style-name="T57">First: I have deep and extensive knowledge in automata theory which I can draw upon to formalise and study appropriate </text:span><text:span text:style-name="T46">languages</text:span><text:span text:style-name="T57"> for process management (see, my </text:span><text:span text:style-name="T59">work on automatic structures between 2002 and 2007</text:span><text:span text:style-name="T57">). </text:span></text:p>
            <text:p text:style-name="P67"/>
            <text:p text:style-name="P65"><text:span text:style-name="T57">Second: I have worked in verification of infinite state systems (BPM systems are typically infinite-state because there is no a-priori bound on the variable domains); see my work since 2014 on parameterised model-checking </text:span><text:span text:style-name="T59">([4,6,7,11,12, 17,20,21] above).</text:span></text:p>
            <text:p text:style-name="P69"/>
            <text:p text:style-name="P65"><text:span text:style-name="T57">Third: I have recently worked on strategic reasoning in artificial intelligence </text:span><text:span text:style-name="T59">[1,2,3,5,8,9,10]</text:span><text:span text:style-name="T57">; this will allow me to contribute to a deep study of the </text:span><text:span text:style-name="T46">interaction</text:span><text:span text:style-name="T57"> of processes. <text:s/>Concretely, processes may be the result of multiple “players” that may have conflicting goals (e.g., multiple companies want the dominant share of a market); to make sense of such processes one would need to use strategic notions from game-theory (such as equilibria), which, in turn, need to be formalised so that they can be automatically reasoned about for verification, monitoring and mining. </text:span></text:p>
            <text:p text:style-name="P65"/>
            <text:p text:style-name="P65"><text:span text:style-name="T59">Fourth: I have recently acquired expertise in modeling and reasoning about imperfect and incomplete information [1,2,3,5]. This will allow me to contribute to processes with </text:span><text:span text:style-name="T47">limited visibility</text:span><text:span text:style-name="T59">.</text:span></text:p>
            <text:p text:style-name="P68"/>
            <text:p text:style-name="P66"/>
            <text:p text:style-name="P104">English: C2</text:p>
            <text:p text:style-name="P104">Italian: A2-B1</text:p>
            <text:p text:style-name="P104">German: A1</text:p>
            <text:p text:style-name="P104">Portuguese: A1</text:p>
            <text:p text:style-name="P104"/>
            <text:p text:style-name="P104">(<text:span text:style-name="T54">these are approximate grades; </text:span>no certificat<text:span text:style-name="T54">es were obtained</text:span>)</text:p>
            <text:p text:style-name="P104"/>
          </table:table-cell>
        </table:table-row>
      </table:table>
      <text:p text:style-name="P19"/>
      <text:p text:style-name="P19"/>
      <text:p text:style-name="P50"/>
      <text:p text:style-name="P50">Date<text:tab/>Signature</text:p>
      <text:p text:style-name="P92">Data protection code in compliance with art. 13 of Legislative Decree no. 196/2003 </text:p>
      <text:p text:style-name="P29">Dear Sir or Madam,</text:p>
      <text:p text:style-name="P29"/>
      <text:p text:style-name="P1"><text:span text:style-name="T12">According to the provisions of the </text:span><text:span text:style-name="T11">Legislative Decree no. 196/2003 (hereinafter referred to as “Privacy code”) and its subsequent amendments</text:span><text:span text:style-name="T12">, the Free University of Bolzano in the quality of the owner of the data processing is required to provide you with some information concerning the use of your personal data.</text:span></text:p>
      <text:p text:style-name="P29"/>
      <text:p text:style-name="P29">According to art. 13 of the Privacy code, we will inform you about the following:</text:p>
      <text:p text:style-name="P29"/>
      <text:p text:style-name="P29">a) Your personal data you provided to the owner of the data processing will be used in adherence to the Privacy code as well as in accordance with the obligation to observe secrecy, which the University has always to comply with.</text:p>
      <text:p text:style-name="P29"/>
      <text:p text:style-name="P1"><text:span text:style-name="T12">b) The processing of personal data will be exclusively finalized to fulfill the institutional duties of the University as well as to carry out all the tasks related to the procedure of expression of interests</text:span><text:span text:style-name="T5"> </text:span><text:span text:style-name="T13">you submitted the documentation for.</text:span></text:p>
      <text:p text:style-name="P30"/>
      <text:p text:style-name="P96"><text:span text:style-name="T28">c) </text:span><text:span text:style-name="T39">The processing of personal data will ensure your safety as well as your privacy in adherence to the Privacy code and the Technical Regulation about minimum safety measures – attachment B) of </text:span><text:span text:style-name="T38">Legislative Decree n. 196/2003: the processing of personal data will be carried out through manual transactions and/or using digital and telematics instruments capable of storing, processing or transmitting the data itself.</text:span></text:p>
      <text:p text:style-name="P99"/>
      <text:p text:style-name="P1"><text:span text:style-name="T6">d) </text:span><text:span text:style-name="T12">Your personal data will be saved for a timeframe that will not exceed the required time to fulfill the indicated purposes and anyway only for the strictly necessary time length to comply with the duties prescribed by the law: when this timeframe expires the personal data will be destroyed or turned into anonymous data or - in any case – they will be treated according to art. 16 of the Privacy code.</text:span></text:p>
      <text:p text:style-name="P29"/>
      <text:p text:style-name="P96"><text:span text:style-name="T29">e) </text:span><text:span text:style-name="T39">Your personal data transmitted to us are essential for the correct running of the operations related to the procedure of expression of interest you are applying for. Providing the personal data is legally required. Your refusal to provide them, the lack of consensus for processing them when necessary or your withdrawal of the consensus may therefore prevent the smooth running of the operations of your direct interest causing the impossibility to proceed in your submitted request.</text:span></text:p>
      <text:p text:style-name="P99"/>
      <text:p text:style-name="P96"><text:span text:style-name="T27">f) </text:span><text:span text:style-name="T39">The processing of the collected personal data may be carried out by our specially appointed and adequately trained employees in full compliance with the provisions of the Privacy code. Your personal data may be also processed by subjects entitled by the law or secondary legislation. In adherence to art. 19 of the above mentioned decree, your data may be transmitted to another public institution in order to verify the declarations in lieu of certificate (see art. 71 of D.P.R: 445/2000). The data could be furthermore transmitted to the following subjects: </text:span></text:p>
      <text:list xml:id="list3722671025399567554" text:style-name="WW8Num3">
        <text:list-item>
          <text:p text:style-name="P151">to the competent authorities at the end of the procedure for the published job assignment;</text:p>
        </text:list-item>
        <text:list-item>
          <text:p text:style-name="P151">to all the subjects who must/can receive communication about them;</text:p>
        </text:list-item>
        <text:list-item>
          <text:p text:style-name="P152">to all the subjects who are entitled to access to your data.</text:p>
        </text:list-item>
      </text:list>
      <text:p text:style-name="P29"/>
      <text:p text:style-name="P29">g) The owner of the data processing is the Free University of Bolzano, registered office “Piazzetta Innerhofer n. 8, Bolzano” in the person of the President and legal representative pro tempore.</text:p>
      <text:p text:style-name="P29"><text:soft-page-break/></text:p>
      <text:p text:style-name="P99">h) We inform you that art. 7 of the Privacy Code (see the whole text here attached) gives you the possibility to exercise your rights concerning your personal data which were processed by this University e.g. the interested person can obtain from the owner of the data confirmation about their existence and can also request to have them at his own disposal in an intelligible form. The interested person can furthermore ask for information about the origins of the data, the logic behind and the purposes on which it is based their processing; he has also the following right:</text:p>
      <text:p text:style-name="P99">- obtaining the cancellation of them</text:p>
      <text:p text:style-name="P99">- asking for turning them into an anonymous form</text:p>
      <text:p text:style-name="P99">- stopping the data which have been processed against the law. </text:p>
      <text:p text:style-name="P1"><text:span text:style-name="T12">The interested person can also ask for updating, rectifying or – when necessary -integrating the data by addressing a written communication to the owner of the data processing, Free University of Bolzano, Franz Innerhoferplatz 8. </text:span><text:span text:style-name="T26">Phone. +39 0471 011300; Fax +39 0471 011309, E-Mail: privacy@unibz.it; PEC: </text:span><text:a xlink:type="simple" xlink:href="mailto:administration@pec.unibz.it"><text:span text:style-name="Internet_20_link"><text:span text:style-name="T26">administration@pec.unibz.it</text:span></text:span></text:a></text:p>
      <text:p text:style-name="P52"/>
      <text:p text:style-name="P97">Legislative Decree no. 196/2003 </text:p>
      <text:p text:style-name="P98">Art. 7 (right to have access to personal data and other rights)</text:p>
      <text:p text:style-name="P96"><text:span text:style-name="T30">1. The interested party has the right </text:span><text:span text:style-name="Strong_20_Emphasis"><text:span text:style-name="T31">to receive the confirmation of the existing personal data about himself (even if the data are not yet registered) and their communication in comprehensible form</text:span></text:span></text:p>
      <text:p text:style-name="P96"><text:span text:style-name="Strong_20_Emphasis"><text:span text:style-name="T31">2. The interested party has the right to receive the following information:</text:span></text:span></text:p>
      <text:p text:style-name="Default"><text:span text:style-name="Strong_20_Emphasis"><text:span text:style-name="T31">a) origin of the personal data</text:span></text:span></text:p>
      <text:p text:style-name="Default"><text:span text:style-name="Strong_20_Emphasis"><text:span text:style-name="T31">b) purposes of the personal data and how these will be treated <text:s/></text:span></text:span></text:p>
      <text:p text:style-name="P96"><text:span text:style-name="Strong_20_Emphasis"><text:span text:style-name="T31">c) the logical explanation applied in case the treatment is carried out with the support of electronic instruments</text:span></text:span></text:p>
      <text:p text:style-name="Default"><text:span text:style-name="Strong_20_Emphasis"><text:span text:style-name="T31">d) the personal details necessary to identify the holder of the treatment - or other <text:s/>subjects in charge for them, as well as the appointed representatives according to art. 5. – paragraph 2;</text:span></text:span></text:p>
      <text:p text:style-name="P96"><text:span text:style-name="Strong_20_Emphasis"><text:span text:style-name="T31">e) subjects/categories of subjects who can receive communication about personal data or can learn about them as appointed representatives in the State’s territory; other subjects who are holders of personal data or in charge for their processing.</text:span></text:span></text:p>
      <text:p text:style-name="P96"><text:span text:style-name="Strong_20_Emphasis"><text:span text:style-name="T31">3. The interested party has the right to obtain the following:</text:span></text:span><text:span text:style-name="Strong_20_Emphasis"><text:span text:style-name="T32"> </text:span></text:span></text:p>
      <text:p text:style-name="P96"><text:span text:style-name="Strong_20_Emphasis"><text:span text:style-name="T31">a) updating, rectification or - if interested - integration of data </text:span></text:span></text:p>
      <text:p text:style-name="P96"><text:span text:style-name="Strong_20_Emphasis"><text:span text:style-name="T31">b) the cancellation, transformation in anonymous form or blocking of the data processed unlawfully, including data which does not need to be kept since they are not related to the original purposes for which they have been collected or subsequently treated; </text:span></text:span></text:p>
      <text:p text:style-name="P96"><text:span text:style-name="Strong_20_Emphasis"><text:span text:style-name="T31">c) certification that the operations as per letters a) and b) have been notified to the subjects to whom the data were communicated (as far as the contents are concerned), unless this requirement proves to be impossible or involves a manifestly disproportionate effort compared with the right that is to be protected.</text:span></text:span></text:p>
      <text:p text:style-name="P96"><text:span text:style-name="Strong_20_Emphasis"><text:span text:style-name="T31">4.The interested party has the right to oppose (in whole or in part): </text:span></text:span></text:p>
      <text:p text:style-name="P96"><text:span text:style-name="Strong_20_Emphasis"><text:span text:style-name="T31">a) for legitimate reasons, the processing of his personal data, even though pertinent to the purpose of gathering and holding them;</text:span></text:span></text:p>
      <text:p text:style-name="P96"><text:span text:style-name="Strong_20_Emphasis"><text:span text:style-name="T31">b) the processing of his personal data for sending advertising material or for direct sales or for carrying out market research or business communication.</text:span></text:span></text:p>
      <text:p text:style-name="P46"/>
      <text:p text:style-name="P35"><text:s/></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Meta-Bold" svg:font-family="Meta-Bold, 'Courier New'"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1.1807in" fo:orphans="0" fo:widows="0"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Standard" style:next-style-name="Standard" style:default-outline-level="4" style:class="text">
      <style:paragraph-properties fo:margin-left="0in" fo:margin-right="0in" fo:text-align="justify" style:justify-single-word="false" fo:orphans="0" fo:widows="0" fo:text-indent="0.5835in" style:auto-text-indent="false" fo:keep-with-next="always">
        <style:tab-stops>
          <style:tab-stop style:position="0.7874in"/>
        </style:tab-stops>
      </style:paragraph-properties>
      <style:text-properties style:font-name="Meta-Bold" fo:font-family="Meta-Bold, 'Courier New'" style:font-pitch="variable" fo:font-size="12pt" style:font-size-asian="12pt" style:font-name-complex="Meta-Bold" style:font-family-complex="Meta-Bold, 'Courier New'" style:font-pitch-complex="variable" style:font-size-complex="12pt"/>
    </style:style>
    <style:style style:name="Heading_20_5" style:display-name="Heading 5" style:family="paragraph" style:parent-style-name="Standard" style:next-style-name="Standard" style:default-outline-level="5" style:class="text">
      <style:paragraph-properties fo:keep-with-next="always"/>
      <style:text-properties style:font-name="Meta-Bold" fo:font-family="Meta-Bold, 'Courier New'" style:font-pitch="variable" fo:font-size="12pt" style:font-size-asian="12pt" style:font-name-complex="Meta-Bold" style:font-family-complex="Meta-Bold, 'Courier New'" style:font-pitch-complex="variable" style:font-size-complex="12pt"/>
    </style:style>
    <style:style style:name="Text_20_body_20_indent" style:display-name="Text body indent" style:family="paragraph" style:parent-style-name="Standard" style:class="text">
      <style:paragraph-properties fo:margin-top="0.0835in" fo:margin-bottom="0.0417in" style:contextual-spacing="false" fo:text-align="justify" style:justify-single-word="false" fo:padding="0.139in" fo:border="0.51pt solid #c0c0c0"/>
      <style:text-properties style:font-name="Palatino Linotype" fo:font-family="'Palatino Linotype'" style:font-family-generic="roman" style:font-pitch="variable" fo:font-size="12pt" style:font-size-asian="12pt" style:font-name-complex="Palatino Linotype" style:font-family-complex="'Palatino Linotype'" style:font-family-generic-complex="roman" style:font-pitch-complex="variable" style:font-size-complex="12pt"/>
    </style:style>
    <style:style style:name="Body_20_Text_20_Indent_20_3" style:display-name="Body Text Indent 3" style:family="paragraph" style:parent-style-name="Standard">
      <style:paragraph-properties fo:margin-left="0in" fo:margin-right="0in" fo:text-align="justify" style:justify-single-word="false" fo:orphans="0" fo:widows="0" fo:text-indent="0.5835in" style:auto-text-indent="false">
        <style:tab-stops>
          <style:tab-stop style:position="0.7874in"/>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paragraph-properties fo:margin-top="0.0693in" fo:margin-bottom="0.0693in" style:contextual-spacing="false"/>
      <style:text-properties fo:font-size="12pt" fo:language="en" fo:country="US" style:font-size-asian="12pt" style:font-size-complex="12pt"/>
    </style:style>
    <style:style style:name="Body_20_Text_20_2" style:display-name="Body Text 2" style:family="paragraph" style:parent-style-name="Standard">
      <style:paragraph-properties fo:margin-top="0in" fo:margin-bottom="0.0835in" style:contextual-spacing="false" fo:line-height="200%"/>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ame" style:family="paragraph" style:parent-style-name="Standard" style:next-style-name="Standard">
      <style:paragraph-properties fo:margin-top="0in" fo:margin-bottom="0.3055in" style:contextual-spacing="false" style:line-height-at-least="0.1665in" fo:padding-left="0in" fo:padding-right="0in" fo:padding-top="0in" fo:padding-bottom="0.0555in" fo:border-left="none" fo:border-right="none" fo:border-top="none" fo:border-bottom="0.74pt solid #000000" style:text-autospace="ideograph-alpha"/>
      <style:text-properties style:font-name="Arial Black" fo:font-family="'Arial Black'" style:font-family-generic="swiss" style:font-pitch="variable" fo:font-size="27pt" fo:letter-spacing="-0.0244in" fo:language="de" fo:country="DE" style:font-size-asian="27pt" style:font-name-complex="Arial Black" style:font-family-complex="'Arial Black'" style:font-family-generic-complex="swiss" style:font-pitch-complex="variable"/>
    </style:style>
    <style:style style:name="Body_20_Text_20_First_20_Indent_20_2" style:display-name="Body Text First Indent 2" style:family="paragraph" style:parent-style-name="Text_20_body_20_indent">
      <style:paragraph-properties fo:margin-left="0.1965in" fo:margin-right="0in" fo:margin-top="0in" fo:margin-bottom="0.0835in" style:contextual-spacing="false" fo:text-align="start" style:justify-single-word="false" fo:text-indent="0.1457in" style:auto-text-indent="false" fo:padding="0in" fo:border="none" style:text-autospace="ideograph-alpha"/>
      <style:text-properties style:font-name="Arial" fo:font-family="Arial" style:font-family-generic="swiss" style:font-pitch="variable" fo:font-size="10pt" fo:language="de" fo:country="DE" style:font-size-asian="10pt" style:font-name-complex="Times New Roman" style:font-family-complex="'Times New Roman'" style:font-family-generic-complex="roman" style:font-pitch-complex="variable" style:font-size-complex="10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ahoma" fo:font-family="Tahoma" style:font-family-generic="swiss" style:font-pitch="variable" fo:language="en" fo:country="US" style:font-name-complex="Tahoma" style:font-family-complex="Tahoma" style:font-family-generic-complex="swiss" style:font-pitch-complex="variable"/>
    </style:style>
    <style:style style:name="WW8Num5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Tahoma" fo:font-family="Tahoma" style:font-family-generic="swiss" style:font-pitch="variable" fo:language="en" fo:country="US" fo:font-style="normal" fo:font-weight="normal" style:font-style-asian="normal" style:font-weight-asian="normal" style:font-name-complex="Tahoma" style:font-family-complex="Tahoma" style:font-family-generic-complex="swiss" style:font-pitch-complex="variable" style:font-style-complex="normal" style:font-weight-complex="normal"/>
    </style:style>
    <style:style style:name="WW8Num9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1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Body_20_Text_20_Char" style:display-name="Body Text Char" style:family="text">
      <style:text-properties style:font-name="Arial" fo:font-family="Arial" style:font-family-generic="swiss" style:font-pitch="variable" fo:language="it" fo:country="IT" style:font-name-complex="Arial" style:font-family-complex="Arial" style:font-family-generic-complex="swiss" style:font-pitch-complex="variable"/>
    </style:style>
    <style:style style:name="Body_20_Text_20_2_20_Char" style:display-name="Body Text 2 Char" style:family="text">
      <style:text-properties fo:language="it" fo:country="I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fo:language="it" fo:country="IT" style:font-size-asian="8pt" style:font-name-complex="Tahoma" style:font-family-complex="Tahoma" style:font-family-generic-complex="swiss" style:font-pitch-complex="variable" style:font-size-complex="8pt"/>
    </style:style>
    <style:style style:name="Body_20_Text_20_Indent_20_Char" style:display-name="Body Text Indent Char" style:family="text">
      <style:text-properties style:font-name="Palatino Linotype" fo:font-family="'Palatino Linotype'" style:font-family-generic="roman" style:font-pitch="variable" fo:font-size="12pt" fo:language="it" fo:country="IT" style:font-size-asian="12pt" style:font-name-complex="Palatino Linotype" style:font-family-complex="'Palatino Linotype'" style:font-family-generic-complex="roman" style:font-pitch-complex="variable" style:font-size-complex="12pt"/>
    </style:style>
    <style:style style:name="Body_20_Text_20_First_20_Indent_20_2_20_Char" style:display-name="Body Text First Indent 2 Char" style:family="text">
      <style:text-properties style:font-name="Arial" fo:font-family="Arial" style:font-family-generic="swiss" style:font-pitch="variable" fo:font-size="12pt" fo:language="de" fo:country="DE" style:font-size-asian="12pt" style:font-name-complex="Palatino Linotype" style:font-family-complex="'Palatino Linotype'"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327in" fo:text-indent="-0.25in" fo:margin-left="0.832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48in" fo:margin-left="0.2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egato 'A'</dc:title>
    <meta:creation-date>2017-04-13T10:40:44.186353081</meta:creation-date>
    <dc:date>2017-04-19T20:31:16.724912907</dc:date>
    <meta:print-date>2013-04-29T14:57:00</meta:print-date>
    <meta:editing-cycles>123</meta:editing-cycles>
    <meta:generator>LibreOffice/4.2.8.2$Linux_X86_64 LibreOffice_project/420m0$Build-2</meta:generator>
    <meta:editing-duration>PT2H25M21S</meta:editing-duration>
    <meta:document-statistic meta:table-count="3" meta:image-count="0" meta:object-count="0" meta:page-count="18" meta:paragraph-count="329" meta:word-count="5133" meta:character-count="35226" meta:non-whitespace-character-count="30401"/>
  </office:meta>
</office:document-meta>
</file>